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>
      <style:table-cell-properties style:rotation-align="none"/>
    </style:style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>
      <style:table-cell-properties style:rotation-align="non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/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in" svg:height="3.3in" svg:x="21.4283in" svg:y="0.183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3in" svg:x="21.439in" svg:y="3.6909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in" svg:height="3.3in" svg:x="21.4283in" svg:y="7.248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3in" svg:height="3.3in" svg:x="21.4067in" svg:y="10.8803in">
            <draw:object draw:notify-on-update-of-ranges="'with-compiler-optimizations'.A60:'with-compiler-optimizations'.A64 'with-compiler-optimizations'.B59:'with-compiler-optimizations'.B59 'with-compiler-optimizations'.B60:'with-compiler-optimizations'.B64 'with-compiler-optimizations'.C59:'with-compiler-optimizations'.C59 'with-compiler-optimizations'.C60:'with-compiler-optimizations'.C64 'with-compiler-optimizations'.D59:'with-compiler-optimizations'.D59 'with-compiler-optimizations'.D60:'with-compiler-optimizations'.D64 'with-compiler-optimizations'.E59:'with-compiler-optimizations'.E59 'with-compiler-optimizations'.E60:'with-compiler-optimizations'.E64 'with-compiler-optimizations'.F59:'with-compiler-optimizations'.F59 'with-compiler-optimizations'.F60:'with-compiler-optimizations'.F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3in" svg:height="3.3in" svg:x="14.4043in" svg:y="14.752in">
            <draw:object draw:notify-on-update-of-ranges="'with-compiler-optimizations'.A31:'with-compiler-optimizations'.A35 'with-compiler-optimizations'.B30:'with-compiler-optimizations'.B30 'with-compiler-optimizations'.B31:'with-compiler-optimizations'.B35 'with-compiler-optimizations'.C30:'with-compiler-optimizations'.C30 'with-compiler-optimizations'.C31:'with-compiler-optimizations'.C35 'with-compiler-optimizations'.D30:'with-compiler-optimizations'.D30 'with-compiler-optimizations'.D31:'with-compiler-optimizations'.D35 'with-compiler-optimizations'.E30:'with-compiler-optimizations'.E30 'with-compiler-optimizations'.E31:'with-compiler-optimizations'.E35 'with-compiler-optimizations'.F30:'with-compiler-optimizations'.F30 'with-compiler-optimizations'.F31:'with-compiler-optimizations'.F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in" svg:height="3.3in" svg:x="21.3524in" svg:y="14.6465in">
            <draw:object draw:notify-on-update-of-ranges="'with-compiler-optimizations'.A67:'with-compiler-optimizations'.A71 'with-compiler-optimizations'.B66:'with-compiler-optimizations'.B66 'with-compiler-optimizations'.B67:'with-compiler-optimizations'.B71 'with-compiler-optimizations'.C66:'with-compiler-optimizations'.C66 'with-compiler-optimizations'.C67:'with-compiler-optimizations'.C71 'with-compiler-optimizations'.D66:'with-compiler-optimizations'.D66 'with-compiler-optimizations'.D67:'with-compiler-optimizations'.D71 'with-compiler-optimizations'.E66:'with-compiler-optimizations'.E66 'with-compiler-optimizations'.E67:'with-compiler-optimizations'.E71 'with-compiler-optimizations'.F66:'with-compiler-optimizations'.F66 'with-compiler-optimizations'.F67:'with-compiler-optimizations'.F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ce8"/>
        <table:table-column table:style-name="co8" table:number-columns-repeated="5" table:default-cell-style-name="ce8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Default"/>
        <table:table-column table:style-name="co8" table:number-columns-repeated="1004" table:default-cell-style-name="ce8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5"/>
          <table:table-cell table:style-name="ce12" office:value-type="string" calcext:value-type="string">
            <text:p>Optimizers Speed ups</text:p>
          </table:table-cell>
          <table:table-cell table:style-name="ce21" table:number-columns-repeated="2"/>
          <table:table-cell table:style-name="ce13" office:value-type="string" calcext:value-type="string">
            <text:p>Paralleliz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6" office:value-type="string" calcext:value-type="string">
            <text:p>LINUX</text:p>
          </table:table-cell>
          <table:table-cell table:number-columns-repeated="990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Scala-Strict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05" calcext:value-type="float">
            <text:p>6.905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7.181" calcext:value-type="float">
            <text:p>7.181</text:p>
          </table:table-cell>
          <table:table-cell table:style-name="Default" office:value-type="float" office:value="7.07" calcext:value-type="float">
            <text:p>7.07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26" calcext:value-type="float">
            <text:p>6.926</text:p>
          </table:table-cell>
          <table:table-cell office:value-type="float" office:value="89.086" calcext:value-type="float">
            <text:p>89.086</text:p>
          </table:table-cell>
          <table:table-cell office:value-type="float" office:value="89.146" calcext:value-type="float">
            <text:p>89.146</text:p>
          </table:table-cell>
          <table:table-cell office:value-type="float" office:value="67.979" calcext:value-type="float">
            <text:p>67.979</text:p>
          </table:table-cell>
          <table:table-cell table:style-name="Default" office:value-type="float" office:value="65.594" calcext:value-type="float">
            <text:p>65.594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784" calcext:value-type="float">
            <text:p>6.784</text:p>
          </table:table-cell>
          <table:table-cell/>
          <table:table-cell office:value-type="float" office:value="9.024" calcext:value-type="float">
            <text:p>9.024</text:p>
          </table:table-cell>
          <table:table-cell table:style-name="Default" office:value-type="float" office:value="9.201" calcext:value-type="float">
            <text:p>9.201</text:p>
          </table:table-cell>
          <table:table-cell/>
          <table:table-cell table:style-name="ce14" table:formula="of:=[.C4]/[.C5]" office:value-type="float" office:value="13.1317806603774" calcext:value-type="float">
            <text:p>13.1317806604</text:p>
          </table:table-cell>
          <table:table-cell table:style-name="ce14" table:formula="of:=[.E4]/[.E5]" office:value-type="float" office:value="7.53313386524823" calcext:value-type="float">
            <text:p>7.5331338652</text:p>
          </table:table-cell>
          <table:table-cell table:style-name="ce14" table:formula="of:=[.F4]/[.F5]" office:value-type="float" office:value="7.12900771655255" calcext:value-type="float">
            <text:p>7.1290077166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07" calcext:value-type="float">
            <text:p>6.707</text:p>
          </table:table-cell>
          <table:table-cell office:value-type="float" office:value="346.396" calcext:value-type="float">
            <text:p>346.396</text:p>
          </table:table-cell>
          <table:table-cell office:value-type="float" office:value="346.303" calcext:value-type="float">
            <text:p>346.303</text:p>
          </table:table-cell>
          <table:table-cell office:value-type="float" office:value="22.75" calcext:value-type="float">
            <text:p>22.75</text:p>
          </table:table-cell>
          <table:table-cell table:style-name="Default" office:value-type="float" office:value="23.002" calcext:value-type="float">
            <text:p>23.002</text:p>
          </table:table-cell>
          <table:table-cell/>
          <table:table-cell table:style-name="ce14" table:number-columns-repeated="3"/>
          <table:table-cell table:style-name="ce32" table:formula="of:=[.B4]/[.B6]" office:value-type="float" office:value="1.0326524526614" calcext:value-type="float">
            <text:p>1.0326524527</text:p>
          </table:table-cell>
          <table:table-cell table:style-name="ce32" table:formula="of:=[.C4]/[.C6]" office:value-type="float" office:value="0.257179644106745" calcext:value-type="float">
            <text:p>0.2571796441</text:p>
          </table:table-cell>
          <table:table-cell table:style-name="ce32" table:formula="of:=[.D4]/[.D6]" office:value-type="float" office:value="0.257421968622853" calcext:value-type="float">
            <text:p>0.2574219686</text:p>
          </table:table-cell>
          <table:table-cell table:style-name="ce32" table:formula="of:=[.E4]/[.E6]" office:value-type="float" office:value="2.98808791208791" calcext:value-type="float">
            <text:p>2.9880879121</text:p>
          </table:table-cell>
          <table:table-cell table:style-name="ce32" table:formula="of:=[.F4]/[.F6]" office:value-type="float" office:value="2.85166507260238" calcext:value-type="float">
            <text:p>2.8516650726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07" calcext:value-type="float">
            <text:p>6.707</text:p>
          </table:table-cell>
          <table:table-cell table:style-name="ce7"/>
          <table:table-cell office:value-type="float" office:value="6.831" calcext:value-type="float">
            <text:p>6.831</text:p>
          </table:table-cell>
          <table:table-cell table:style-name="Default" office:value-type="float" office:value="6.802" calcext:value-type="float">
            <text:p>6.802</text:p>
          </table:table-cell>
          <table:table-cell/>
          <table:table-cell table:style-name="ce14" table:formula="of:=[.C6]/[.C7]" office:value-type="float" office:value="51.6469360369763" calcext:value-type="float">
            <text:p>51.646936037</text:p>
          </table:table-cell>
          <table:table-cell table:style-name="ce14" table:formula="of:=[.E6]/[.E7]" office:value-type="float" office:value="3.33040550431855" calcext:value-type="float">
            <text:p>3.3304055043</text:p>
          </table:table-cell>
          <table:table-cell table:style-name="ce14" table:formula="of:=[.F6]/[.F7]" office:value-type="float" office:value="3.38165245516025" calcext:value-type="float">
            <text:p>3.3816524552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29" calcext:value-type="float">
            <text:p>6.929</text:p>
          </table:table-cell>
          <table:table-cell office:value-type="float" office:value="6.874" calcext:value-type="float">
            <text:p>6.874</text:p>
          </table:table-cell>
          <table:table-cell/>
          <table:table-cell office:value-type="float" office:value="7.635" calcext:value-type="float">
            <text:p>7.635</text:p>
          </table:table-cell>
          <table:table-cell table:style-name="Default" office:value-type="float" office:value="7.39" calcext:value-type="float">
            <text:p>7.39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43" calcext:value-type="float">
            <text:p>7.043</text:p>
          </table:table-cell>
          <table:table-cell office:value-type="float" office:value="137.195" calcext:value-type="float">
            <text:p>137.195</text:p>
          </table:table-cell>
          <table:table-cell office:value-type="float" office:value="230.526" calcext:value-type="float">
            <text:p>230.526</text:p>
          </table:table-cell>
          <table:table-cell office:value-type="float" office:value="96.081" calcext:value-type="float">
            <text:p>96.081</text:p>
          </table:table-cell>
          <table:table-cell table:style-name="Default" office:value-type="float" office:value="170.836" calcext:value-type="float">
            <text:p>170.836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4.624" calcext:value-type="float">
            <text:p>34.624</text:p>
          </table:table-cell>
          <table:table-cell table:style-name="ce7"/>
          <table:table-cell office:value-type="float" office:value="10.658" calcext:value-type="float">
            <text:p>10.658</text:p>
          </table:table-cell>
          <table:table-cell table:style-name="Default" office:value-type="float" office:value="12.344" calcext:value-type="float">
            <text:p>12.344</text:p>
          </table:table-cell>
          <table:table-cell/>
          <table:table-cell table:style-name="ce14" table:formula="of:=[.C11]/[.C12]" office:value-type="float" office:value="3.96242490757856" calcext:value-type="float">
            <text:p>3.9624249076</text:p>
          </table:table-cell>
          <table:table-cell table:style-name="ce14" table:formula="of:=[.E11]/[.E12]" office:value-type="float" office:value="9.01491837117658" calcext:value-type="float">
            <text:p>9.0149183712</text:p>
          </table:table-cell>
          <table:table-cell table:style-name="ce14" table:formula="of:=[.F11]/[.F12]" office:value-type="float" office:value="13.8395981853532" calcext:value-type="float">
            <text:p>13.8395981854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7" calcext:value-type="float">
            <text:p>6.717</text:p>
          </table:table-cell>
          <table:table-cell office:value-type="float" office:value="611.592" calcext:value-type="float">
            <text:p>611.592</text:p>
          </table:table-cell>
          <table:table-cell office:value-type="float" office:value="833.234" calcext:value-type="float">
            <text:p>833.234</text:p>
          </table:table-cell>
          <table:table-cell office:value-type="float" office:value="59.83" calcext:value-type="float">
            <text:p>59.83</text:p>
          </table:table-cell>
          <table:table-cell table:style-name="Default" office:value-type="float" office:value="57.115" calcext:value-type="float">
            <text:p>57.115</text:p>
          </table:table-cell>
          <table:table-cell/>
          <table:table-cell table:style-name="ce14" table:number-columns-repeated="3"/>
          <table:table-cell table:style-name="ce32" table:formula="of:=[.B11]/[.B13]" office:value-type="float" office:value="1.04853357153491" calcext:value-type="float">
            <text:p>1.0485335715</text:p>
          </table:table-cell>
          <table:table-cell table:style-name="ce32" table:formula="of:=[.C11]/[.C13]" office:value-type="float" office:value="0.224324386192102" calcext:value-type="float">
            <text:p>0.2243243862</text:p>
          </table:table-cell>
          <table:table-cell table:style-name="ce32" table:formula="of:=[.D11]/[.D13]" office:value-type="float" office:value="0.276664178370062" calcext:value-type="float">
            <text:p>0.2766641784</text:p>
          </table:table-cell>
          <table:table-cell table:style-name="ce32" table:formula="of:=[.E11]/[.E13]" office:value-type="float" office:value="1.60590005014207" calcext:value-type="float">
            <text:p>1.6059000501</text:p>
          </table:table-cell>
          <table:table-cell table:style-name="ce32" table:formula="of:=[.F11]/[.F13]" office:value-type="float" office:value="2.99108815547579" calcext:value-type="float">
            <text:p>2.9910881555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4.632" calcext:value-type="float">
            <text:p>34.632</text:p>
          </table:table-cell>
          <table:table-cell table:style-name="ce7"/>
          <table:table-cell office:value-type="float" office:value="6.935" calcext:value-type="float">
            <text:p>6.935</text:p>
          </table:table-cell>
          <table:table-cell table:style-name="Default" office:value-type="float" office:value="6.854" calcext:value-type="float">
            <text:p>6.854</text:p>
          </table:table-cell>
          <table:table-cell/>
          <table:table-cell table:style-name="ce14" table:formula="of:=[.C13]/[.C14]" office:value-type="float" office:value="17.6597366597367" calcext:value-type="float">
            <text:p>17.6597366597</text:p>
          </table:table-cell>
          <table:table-cell table:style-name="ce14" table:formula="of:=[.E13]/[.E14]" office:value-type="float" office:value="8.62725306416727" calcext:value-type="float">
            <text:p>8.6272530642</text:p>
          </table:table-cell>
          <table:table-cell table:style-name="ce14" table:formula="of:=[.F13]/[.F14]" office:value-type="float" office:value="8.33309016632623" calcext:value-type="float">
            <text:p>8.3330901663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424" calcext:value-type="float">
            <text:p>10.424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float" office:value="11.358" calcext:value-type="float">
            <text:p>11.358</text:p>
          </table:table-cell>
          <table:table-cell table:style-name="Default" office:value-type="float" office:value="12.34" calcext:value-type="float">
            <text:p>12.34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46" calcext:value-type="float">
            <text:p>16.546</text:p>
          </table:table-cell>
          <table:table-cell office:value-type="float" office:value="122.586" calcext:value-type="float">
            <text:p>122.586</text:p>
          </table:table-cell>
          <table:table-cell office:value-type="float" office:value="211.815" calcext:value-type="float">
            <text:p>211.815</text:p>
          </table:table-cell>
          <table:table-cell office:value-type="float" office:value="84.262" calcext:value-type="float">
            <text:p>84.262</text:p>
          </table:table-cell>
          <table:table-cell table:style-name="Default" office:value-type="float" office:value="208.732" calcext:value-type="float">
            <text:p>208.732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376" calcext:value-type="float">
            <text:p>48.376</text:p>
          </table:table-cell>
          <table:table-cell/>
          <table:table-cell office:value-type="float" office:value="53.286" calcext:value-type="float">
            <text:p>53.286</text:p>
          </table:table-cell>
          <table:table-cell table:style-name="Default" office:value-type="float" office:value="52.842" calcext:value-type="float">
            <text:p>52.842</text:p>
          </table:table-cell>
          <table:table-cell/>
          <table:table-cell table:style-name="ce14" table:formula="of:=[.C18]/[.C19]" office:value-type="float" office:value="2.53402513643129" calcext:value-type="float">
            <text:p>2.5340251364</text:p>
          </table:table-cell>
          <table:table-cell table:style-name="ce14" table:formula="of:=[.E18]/[.E19]" office:value-type="float" office:value="1.58131591787712" calcext:value-type="float">
            <text:p>1.5813159179</text:p>
          </table:table-cell>
          <table:table-cell table:style-name="ce14" table:formula="of:=[.F18]/[.F19]" office:value-type="float" office:value="3.95011543847697" calcext:value-type="float">
            <text:p>3.9501154385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33" calcext:value-type="float">
            <text:p>10.233</text:p>
          </table:table-cell>
          <table:table-cell office:value-type="float" office:value="924.475" calcext:value-type="float">
            <text:p>924.475</text:p>
          </table:table-cell>
          <table:table-cell office:value-type="float" office:value="446.553" calcext:value-type="float">
            <text:p>446.553</text:p>
          </table:table-cell>
          <table:table-cell office:value-type="float" office:value="53.116" calcext:value-type="float">
            <text:p>53.116</text:p>
          </table:table-cell>
          <table:table-cell table:style-name="Default" office:value-type="float" office:value="48.035" calcext:value-type="float">
            <text:p>48.035</text:p>
          </table:table-cell>
          <table:table-cell/>
          <table:table-cell table:style-name="ce14" table:number-columns-repeated="3"/>
          <table:table-cell table:style-name="ce32" table:formula="of:=[.B18]/[.B20]" office:value-type="float" office:value="1.61692563275677" calcext:value-type="float">
            <text:p>1.6169256328</text:p>
          </table:table-cell>
          <table:table-cell table:style-name="ce32" table:formula="of:=[.C18]/[.C20]" office:value-type="float" office:value="0.132600665242435" calcext:value-type="float">
            <text:p>0.1326006652</text:p>
          </table:table-cell>
          <table:table-cell table:style-name="ce32" table:formula="of:=[.D18]/[.D20]" office:value-type="float" office:value="0.474333393796481" calcext:value-type="float">
            <text:p>0.4743333938</text:p>
          </table:table-cell>
          <table:table-cell table:style-name="ce32" table:formula="of:=[.E18]/[.E20]" office:value-type="float" office:value="1.58637698621884" calcext:value-type="float">
            <text:p>1.5863769862</text:p>
          </table:table-cell>
          <table:table-cell table:style-name="ce32" table:formula="of:=[.F18]/[.F20]" office:value-type="float" office:value="4.34541480170709" calcext:value-type="float">
            <text:p>4.3454148017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965" calcext:value-type="float">
            <text:p>46.965</text:p>
          </table:table-cell>
          <table:table-cell/>
          <table:table-cell office:value-type="float" office:value="8.711" calcext:value-type="float">
            <text:p>8.711</text:p>
          </table:table-cell>
          <table:table-cell table:style-name="Default" office:value-type="float" office:value="8.725" calcext:value-type="float">
            <text:p>8.725</text:p>
          </table:table-cell>
          <table:table-cell/>
          <table:table-cell table:style-name="ce14" table:formula="of:=[.C20]/[.C21]" office:value-type="float" office:value="19.6843394016821" calcext:value-type="float">
            <text:p>19.6843394017</text:p>
          </table:table-cell>
          <table:table-cell table:style-name="ce14" table:formula="of:=[.E20]/[.E21]" office:value-type="float" office:value="6.09757777522673" calcext:value-type="float">
            <text:p>6.0975777752</text:p>
          </table:table-cell>
          <table:table-cell table:style-name="ce14" table:formula="of:=[.F20]/[.F21]" office:value-type="float" office:value="5.5054441260745" calcext:value-type="float">
            <text:p>5.5054441261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09" calcext:value-type="float">
            <text:p>5.009</text:p>
          </table:table-cell>
          <table:table-cell office:value-type="float" office:value="5.599" calcext:value-type="float">
            <text:p>5.599</text:p>
          </table:table-cell>
          <table:table-cell/>
          <table:table-cell office:value-type="float" office:value="7.001" calcext:value-type="float">
            <text:p>7.001</text:p>
          </table:table-cell>
          <table:table-cell table:style-name="Default" office:value-type="float" office:value="6.949" calcext:value-type="float">
            <text:p>6.949</text:p>
          </table:table-cell>
          <table:table-cell/>
          <table:table-cell table:style-name="ce15" table:number-columns-repeated="3"/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0.027" calcext:value-type="float">
            <text:p>60.027</text:p>
          </table:table-cell>
          <table:table-cell office:value-type="float" office:value="174.965" calcext:value-type="float">
            <text:p>174.965</text:p>
          </table:table-cell>
          <table:table-cell office:value-type="float" office:value="387.901" calcext:value-type="float">
            <text:p>387.901</text:p>
          </table:table-cell>
          <table:table-cell office:value-type="float" office:value="209.03" calcext:value-type="float">
            <text:p>209.03</text:p>
          </table:table-cell>
          <table:table-cell table:style-name="Default" office:value-type="float" office:value="544.486" calcext:value-type="float">
            <text:p>544.486</text:p>
          </table:table-cell>
          <table:table-cell/>
          <table:table-cell table:style-name="ce15" table:number-columns-repeated="3"/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2.129" calcext:value-type="float">
            <text:p>182.129</text:p>
          </table:table-cell>
          <table:table-cell/>
          <table:table-cell office:value-type="float" office:value="12.038" calcext:value-type="float">
            <text:p>12.038</text:p>
          </table:table-cell>
          <table:table-cell table:style-name="Default" office:value-type="float" office:value="13.624" calcext:value-type="float">
            <text:p>13.624</text:p>
          </table:table-cell>
          <table:table-cell/>
          <table:table-cell table:style-name="ce15" table:formula="of:=[.C25]/[.C26]" office:value-type="float" office:value="0.960665242767489" calcext:value-type="float">
            <text:p>0.9606652428</text:p>
          </table:table-cell>
          <table:table-cell table:style-name="ce15" table:formula="of:=[.E25]/[.E26]" office:value-type="float" office:value="17.3641800963615" calcext:value-type="float">
            <text:p>17.3641800964</text:p>
          </table:table-cell>
          <table:table-cell table:style-name="ce15" table:formula="of:=[.F25]/[.F26]" office:value-type="float" office:value="39.9652084556665" calcext:value-type="float">
            <text:p>39.9652084557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6.647" calcext:value-type="float">
            <text:p>46.647</text:p>
          </table:table-cell>
          <table:table-cell office:value-type="float" office:value="1063.204" calcext:value-type="float">
            <text:p>1063.204</text:p>
          </table:table-cell>
          <table:table-cell office:value-type="float" office:value="718.761" calcext:value-type="float">
            <text:p>718.761</text:p>
          </table:table-cell>
          <table:table-cell office:value-type="float" office:value="99.969" calcext:value-type="float">
            <text:p>99.969</text:p>
          </table:table-cell>
          <table:table-cell table:style-name="Default" office:value-type="float" office:value="214.95" calcext:value-type="float">
            <text:p>214.95</text:p>
          </table:table-cell>
          <table:table-cell/>
          <table:table-cell table:style-name="ce15" table:number-columns-repeated="3"/>
          <table:table-cell table:style-name="ce35" table:formula="of:=[.B25]/[.B27]" office:value-type="float" office:value="1.28683516624863" calcext:value-type="float">
            <text:p>1.2868351662</text:p>
          </table:table-cell>
          <table:table-cell table:style-name="ce35" table:formula="of:=[.C25]/[.C27]" office:value-type="float" office:value="0.164563903070342" calcext:value-type="float">
            <text:p>0.1645639031</text:p>
          </table:table-cell>
          <table:table-cell table:style-name="ce35" table:formula="of:=[.D25]/[.D27]" office:value-type="float" office:value="0.5396800883743" calcext:value-type="float">
            <text:p>0.5396800884</text:p>
          </table:table-cell>
          <table:table-cell table:style-name="ce35" table:formula="of:=[.E25]/[.E27]" office:value-type="float" office:value="2.09094819394012" calcext:value-type="float">
            <text:p>2.0909481939</text:p>
          </table:table-cell>
          <table:table-cell table:style-name="ce35" table:formula="of:=[.F25]/[.F27]" office:value-type="float" office:value="2.5330821121191" calcext:value-type="float">
            <text:p>2.5330821121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177.992" calcext:value-type="float">
            <text:p>177.992</text:p>
          </table:table-cell>
          <table:table-cell/>
          <table:table-cell office:value-type="float" office:value="7.604" calcext:value-type="float">
            <text:p>7.604</text:p>
          </table:table-cell>
          <table:table-cell table:style-name="Default" office:value-type="float" office:value="7.547" calcext:value-type="float">
            <text:p>7.547</text:p>
          </table:table-cell>
          <table:table-cell/>
          <table:table-cell table:style-name="ce15" table:formula="of:=[.C27]/[.C28]" office:value-type="float" office:value="5.97332464380422" calcext:value-type="float">
            <text:p>5.9733246438</text:p>
          </table:table-cell>
          <table:table-cell table:style-name="ce15" table:formula="of:=[.E27]/[.E28]" office:value-type="float" office:value="13.1468963703314" calcext:value-type="float">
            <text:p>13.1468963703</text:p>
          </table:table-cell>
          <table:table-cell table:style-name="ce15" table:formula="of:=[.F27]/[.F28]" office:value-type="float" office:value="28.4815158341063" calcext:value-type="float">
            <text:p>28.4815158341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4.593" calcext:value-type="float">
            <text:p>24.593</text:p>
          </table:table-cell>
          <table:table-cell office:value-type="float" office:value="24.447" calcext:value-type="float">
            <text:p>24.447</text:p>
          </table:table-cell>
          <table:table-cell/>
          <table:table-cell office:value-type="float" office:value="27.814" calcext:value-type="float">
            <text:p>27.814</text:p>
          </table:table-cell>
          <table:table-cell table:style-name="Default" office:value-type="float" office:value="27.208" calcext:value-type="float">
            <text:p>27.208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8.376" calcext:value-type="float">
            <text:p>58.376</text:p>
          </table:table-cell>
          <table:table-cell office:value-type="float" office:value="100.489" calcext:value-type="float">
            <text:p>100.489</text:p>
          </table:table-cell>
          <table:table-cell office:value-type="float" office:value="72.162" calcext:value-type="float">
            <text:p>72.162</text:p>
          </table:table-cell>
          <table:table-cell office:value-type="float" office:value="68.149" calcext:value-type="float">
            <text:p>68.149</text:p>
          </table:table-cell>
          <table:table-cell table:style-name="Default" office:value-type="float" office:value="149.239" calcext:value-type="float">
            <text:p>149.239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6.851" calcext:value-type="float">
            <text:p>46.851</text:p>
          </table:table-cell>
          <table:table-cell/>
          <table:table-cell office:value-type="float" office:value="31.901" calcext:value-type="float">
            <text:p>31.901</text:p>
          </table:table-cell>
          <table:table-cell table:style-name="Default" office:value-type="float" office:value="31.072" calcext:value-type="float">
            <text:p>31.072</text:p>
          </table:table-cell>
          <table:table-cell/>
          <table:table-cell table:style-name="ce16" table:formula="of:=[.C32]/[.C33]" office:value-type="float" office:value="2.1448635034471" calcext:value-type="float">
            <text:p>2.1448635034</text:p>
          </table:table-cell>
          <table:table-cell table:style-name="ce22" table:formula="of:=[.E32]/[.E33]" office:value-type="float" office:value="2.13626532083634" calcext:value-type="float">
            <text:p>2.1362653208</text:p>
          </table:table-cell>
          <table:table-cell table:style-name="ce30" table:formula="of:=[.F32]/[.F33]" office:value-type="float" office:value="4.80300592173018" calcext:value-type="float">
            <text:p>4.8030059217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7.418" calcext:value-type="float">
            <text:p>27.418</text:p>
          </table:table-cell>
          <table:table-cell office:value-type="float" office:value="296.937" calcext:value-type="float">
            <text:p>296.937</text:p>
          </table:table-cell>
          <table:table-cell office:value-type="float" office:value="50.855" calcext:value-type="float">
            <text:p>50.855</text:p>
          </table:table-cell>
          <table:table-cell office:value-type="float" office:value="55.337" calcext:value-type="float">
            <text:p>55.337</text:p>
          </table:table-cell>
          <table:table-cell table:style-name="Default" office:value-type="float" office:value="49.21" calcext:value-type="float">
            <text:p>49.21</text:p>
          </table:table-cell>
          <table:table-cell/>
          <table:table-cell table:style-name="ce17"/>
          <table:table-cell table:style-name="Default" table:number-columns-repeated="2"/>
          <table:table-cell table:style-name="ce36" table:formula="of:=[.B32]/[.B34]" office:value-type="float" office:value="2.12911226201765" calcext:value-type="float">
            <text:p>2.129112262</text:p>
          </table:table-cell>
          <table:table-cell table:style-name="ce41" table:formula="of:=[.C32]/[.C34]" office:value-type="float" office:value="0.338418587107703" calcext:value-type="float">
            <text:p>0.3384185871</text:p>
          </table:table-cell>
          <table:table-cell table:style-name="ce41" table:formula="of:=[.D32]/[.D34]" office:value-type="float" office:value="1.4189755186314" calcext:value-type="float">
            <text:p>1.4189755186</text:p>
          </table:table-cell>
          <table:table-cell table:style-name="ce41" table:formula="of:=[.E32]/[.E34]" office:value-type="float" office:value="1.23152682653559" calcext:value-type="float">
            <text:p>1.2315268265</text:p>
          </table:table-cell>
          <table:table-cell table:style-name="ce41" table:formula="of:=[.F32]/[.F34]" office:value-type="float" office:value="3.03269660638082" calcext:value-type="float">
            <text:p>3.0326966064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 table:number-columns-repeated="3"/>
          <table:table-cell office:value-type="float" office:value="27.388" calcext:value-type="float">
            <text:p>27.388</text:p>
          </table:table-cell>
          <table:table-cell table:style-name="Default" office:value-type="float" office:value="49.558" calcext:value-type="float">
            <text:p>49.558</text:p>
          </table:table-cell>
          <table:table-cell/>
          <table:table-cell table:style-name="ce18" table:formula="of:=[.C34]/[.C35]" office:value-type="string" office:string-value="#DIV/0!" calcext:value-type="error">
            <text:p>#DIV/0!</text:p>
          </table:table-cell>
          <table:table-cell table:style-name="ce23" table:formula="of:=[.E34]/[.E35]" office:value-type="float" office:value="2.02048342339711" calcext:value-type="float">
            <text:p>2.0204834234</text:p>
          </table:table-cell>
          <table:table-cell table:style-name="ce31" table:formula="of:=[.F34]/[.F35]" office:value-type="float" office:value="0.992977924855725" calcext:value-type="float">
            <text:p>0.9929779249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6"/>
          <table:covered-table-cell table:style-name="ce11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71" calcext:value-type="float">
            <text:p>6.971</text:p>
          </table:table-cell>
          <table:table-cell office:value-type="float" office:value="6.998" calcext:value-type="float">
            <text:p>6.998</text:p>
          </table:table-cell>
          <table:table-cell/>
          <table:table-cell office:value-type="float" office:value="11.473" calcext:value-type="float">
            <text:p>11.473</text:p>
          </table:table-cell>
          <table:table-cell table:style-name="Default" office:value-type="float" office:value="8.998" calcext:value-type="float">
            <text:p>8.998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14" calcext:value-type="float">
            <text:p>7.014</text:p>
          </table:table-cell>
          <table:table-cell office:value-type="float" office:value="95.916" calcext:value-type="float">
            <text:p>95.916</text:p>
          </table:table-cell>
          <table:table-cell office:value-type="float" office:value="95.089" calcext:value-type="float">
            <text:p>95.089</text:p>
          </table:table-cell>
          <table:table-cell office:value-type="float" office:value="104.671" calcext:value-type="float">
            <text:p>104.671</text:p>
          </table:table-cell>
          <table:table-cell table:style-name="Default" office:value-type="float" office:value="112.964" calcext:value-type="float">
            <text:p>112.964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44" calcext:value-type="float">
            <text:p>7.044</text:p>
          </table:table-cell>
          <table:table-cell/>
          <table:table-cell office:value-type="float" office:value="12.04" calcext:value-type="float">
            <text:p>12.04</text:p>
          </table:table-cell>
          <table:table-cell table:style-name="Default" office:value-type="float" office:value="11.531" calcext:value-type="float">
            <text:p>11.531</text:p>
          </table:table-cell>
          <table:table-cell/>
          <table:table-cell table:style-name="ce14" table:formula="of:=[.C40]/[.C41]" office:value-type="float" office:value="13.6166950596252" calcext:value-type="float">
            <text:p>13.6166950596</text:p>
          </table:table-cell>
          <table:table-cell table:style-name="ce14" table:formula="of:=[.E40]/[.E41]" office:value-type="float" office:value="8.69360465116279" calcext:value-type="float">
            <text:p>8.6936046512</text:p>
          </table:table-cell>
          <table:table-cell table:style-name="ce14" table:formula="of:=[.F40]/[.F41]" office:value-type="float" office:value="9.79654843465441" calcext:value-type="float">
            <text:p>9.7965484347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38" calcext:value-type="float">
            <text:p>7.138</text:p>
          </table:table-cell>
          <table:table-cell office:value-type="float" office:value="361.528" calcext:value-type="float">
            <text:p>361.528</text:p>
          </table:table-cell>
          <table:table-cell office:value-type="float" office:value="361.707" calcext:value-type="float">
            <text:p>361.707</text:p>
          </table:table-cell>
          <table:table-cell office:value-type="float" office:value="252.84" calcext:value-type="float">
            <text:p>252.84</text:p>
          </table:table-cell>
          <table:table-cell table:style-name="Default" office:value-type="float" office:value="367.521" calcext:value-type="float">
            <text:p>367.521</text:p>
          </table:table-cell>
          <table:table-cell/>
          <table:table-cell table:style-name="ce14" table:number-columns-repeated="3"/>
          <table:table-cell table:style-name="ce32" table:formula="of:=[.B40]/[.B42]" office:value-type="float" office:value="0.982628187167274" calcext:value-type="float">
            <text:p>0.9826281872</text:p>
          </table:table-cell>
          <table:table-cell table:style-name="ce32" table:formula="of:=[.C40]/[.C42]" office:value-type="float" office:value="0.265307251443871" calcext:value-type="float">
            <text:p>0.2653072514</text:p>
          </table:table-cell>
          <table:table-cell table:style-name="ce32" table:formula="of:=[.D40]/[.D42]" office:value-type="float" office:value="0.262889576369824" calcext:value-type="float">
            <text:p>0.2628895764</text:p>
          </table:table-cell>
          <table:table-cell table:style-name="ce32" table:formula="of:=[.E40]/[.E42]" office:value-type="float" office:value="0.413981173864895" calcext:value-type="float">
            <text:p>0.4139811739</text:p>
          </table:table-cell>
          <table:table-cell table:style-name="ce32" table:formula="of:=[.F40]/[.F42]" office:value-type="float" office:value="0.307367470158168" calcext:value-type="float">
            <text:p>0.3073674702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126" calcext:value-type="float">
            <text:p>7.126</text:p>
          </table:table-cell>
          <table:table-cell/>
          <table:table-cell office:value-type="float" office:value="8.755" calcext:value-type="float">
            <text:p>8.755</text:p>
          </table:table-cell>
          <table:table-cell table:style-name="Default" office:value-type="float" office:value="8.072" calcext:value-type="float">
            <text:p>8.072</text:p>
          </table:table-cell>
          <table:table-cell/>
          <table:table-cell table:style-name="ce14" table:formula="of:=[.C42]/[.C43]" office:value-type="float" office:value="50.7336514173449" calcext:value-type="float">
            <text:p>50.7336514173</text:p>
          </table:table-cell>
          <table:table-cell table:style-name="ce14" table:formula="of:=[.E42]/[.E43]" office:value-type="float" office:value="28.87949743004" calcext:value-type="float">
            <text:p>28.87949743</text:p>
          </table:table-cell>
          <table:table-cell table:style-name="ce14" table:formula="of:=[.F42]/[.F43]" office:value-type="float" office:value="45.5303518334985" calcext:value-type="float">
            <text:p>45.5303518335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119" calcext:value-type="float">
            <text:p>7.119</text:p>
          </table:table-cell>
          <table:table-cell office:value-type="float" office:value="7.187" calcext:value-type="float">
            <text:p>7.187</text:p>
          </table:table-cell>
          <table:table-cell/>
          <table:table-cell office:value-type="float" office:value="17.127" calcext:value-type="float">
            <text:p>17.127</text:p>
          </table:table-cell>
          <table:table-cell table:style-name="Default" office:value-type="float" office:value="12.612" calcext:value-type="float">
            <text:p>12.612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195" calcext:value-type="float">
            <text:p>7.195</text:p>
          </table:table-cell>
          <table:table-cell office:value-type="float" office:value="149.545" calcext:value-type="float">
            <text:p>149.545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231.6" calcext:value-type="float">
            <text:p>231.6</text:p>
          </table:table-cell>
          <table:table-cell table:style-name="Default" office:value-type="float" office:value="224.899" calcext:value-type="float">
            <text:p>224.899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563" calcext:value-type="float">
            <text:p>48.563</text:p>
          </table:table-cell>
          <table:table-cell/>
          <table:table-cell office:value-type="float" office:value="12.8" calcext:value-type="float">
            <text:p>12.8</text:p>
          </table:table-cell>
          <table:table-cell table:style-name="Default" office:value-type="float" office:value="12.789" calcext:value-type="float">
            <text:p>12.789</text:p>
          </table:table-cell>
          <table:table-cell/>
          <table:table-cell table:style-name="ce14" table:formula="of:=[.C47]/[.C48]" office:value-type="float" office:value="3.07940201387888" calcext:value-type="float">
            <text:p>3.0794020139</text:p>
          </table:table-cell>
          <table:table-cell table:style-name="ce14" table:formula="of:=[.E47]/[.E48]" office:value-type="float" office:value="18.09375" calcext:value-type="float">
            <text:p>18.09375</text:p>
          </table:table-cell>
          <table:table-cell table:style-name="ce14" table:formula="of:=[.F47]/[.F48]" office:value-type="float" office:value="17.5853467823911" calcext:value-type="float">
            <text:p>17.5853467824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17" calcext:value-type="float">
            <text:p>7.117</text:p>
          </table:table-cell>
          <table:table-cell office:value-type="float" office:value="629.46" calcext:value-type="float">
            <text:p>629.46</text:p>
          </table:table-cell>
          <table:table-cell office:value-type="float" office:value="842.612" calcext:value-type="float">
            <text:p>842.612</text:p>
          </table:table-cell>
          <table:table-cell office:value-type="float" office:value="477.198" calcext:value-type="float">
            <text:p>477.198</text:p>
          </table:table-cell>
          <table:table-cell table:style-name="Default" office:value-type="float" office:value="468.715" calcext:value-type="float">
            <text:p>468.715</text:p>
          </table:table-cell>
          <table:table-cell/>
          <table:table-cell table:style-name="ce14" table:number-columns-repeated="3"/>
          <table:table-cell table:style-name="ce32" table:formula="of:=[.B47]/[.B49]" office:value-type="float" office:value="1.01095967401995" calcext:value-type="float">
            <text:p>1.010959674</text:p>
          </table:table-cell>
          <table:table-cell table:style-name="ce32" table:formula="of:=[.C47]/[.C49]" office:value-type="float" office:value="0.237576653004162" calcext:value-type="float">
            <text:p>0.237576653</text:p>
          </table:table-cell>
          <table:table-cell table:style-name="ce32" table:formula="of:=[.D47]/[.D49]" office:value-type="float" office:value="0.291926770565812" calcext:value-type="float">
            <text:p>0.2919267706</text:p>
          </table:table-cell>
          <table:table-cell table:style-name="ce32" table:formula="of:=[.E47]/[.E49]" office:value-type="float" office:value="0.485333132158978" calcext:value-type="float">
            <text:p>0.4853331322</text:p>
          </table:table-cell>
          <table:table-cell table:style-name="ce32" table:formula="of:=[.F47]/[.F49]" office:value-type="float" office:value="0.479820359920207" calcext:value-type="float">
            <text:p>0.4798203599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463" calcext:value-type="float">
            <text:p>45.463</text:p>
          </table:table-cell>
          <table:table-cell/>
          <table:table-cell office:value-type="float" office:value="8.629" calcext:value-type="float">
            <text:p>8.629</text:p>
          </table:table-cell>
          <table:table-cell table:style-name="Default" office:value-type="float" office:value="8.193" calcext:value-type="float">
            <text:p>8.193</text:p>
          </table:table-cell>
          <table:table-cell/>
          <table:table-cell table:style-name="ce14" table:formula="of:=[.C49]/[.C50]" office:value-type="float" office:value="13.8455447286805" calcext:value-type="float">
            <text:p>13.8455447287</text:p>
          </table:table-cell>
          <table:table-cell table:style-name="ce14" table:formula="of:=[.E49]/[.E50]" office:value-type="float" office:value="55.3016572024568" calcext:value-type="float">
            <text:p>55.3016572025</text:p>
          </table:table-cell>
          <table:table-cell table:style-name="ce14" table:formula="of:=[.F49]/[.F50]" office:value-type="float" office:value="57.2092029781521" calcext:value-type="float">
            <text:p>57.2092029782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339" calcext:value-type="float">
            <text:p>11.339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06.047" calcext:value-type="float">
            <text:p>106.047</text:p>
          </table:table-cell>
          <table:table-cell table:style-name="Default" office:value-type="float" office:value="102.554" calcext:value-type="float">
            <text:p>102.554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981" calcext:value-type="float">
            <text:p>16.981</text:p>
          </table:table-cell>
          <table:table-cell office:value-type="float" office:value="125.984" calcext:value-type="float">
            <text:p>125.984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233.006" calcext:value-type="float">
            <text:p>233.006</text:p>
          </table:table-cell>
          <table:table-cell table:style-name="Default" office:value-type="float" office:value="329.331" calcext:value-type="float">
            <text:p>329.331</text:p>
          </table:table-cell>
          <table:table-cell/>
          <table:table-cell table:style-name="ce14" table:number-columns-repeated="3"/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59.588" calcext:value-type="float">
            <text:p>59.588</text:p>
          </table:table-cell>
          <table:table-cell/>
          <table:table-cell office:value-type="float" office:value="103.973" calcext:value-type="float">
            <text:p>103.973</text:p>
          </table:table-cell>
          <table:table-cell table:style-name="Default" office:value-type="float" office:value="107.203" calcext:value-type="float">
            <text:p>107.203</text:p>
          </table:table-cell>
          <table:table-cell/>
          <table:table-cell table:style-name="ce14" table:formula="of:=[.C54]/[.C55]" office:value-type="float" office:value="2.11425119151507" calcext:value-type="float">
            <text:p>2.1142511915</text:p>
          </table:table-cell>
          <table:table-cell table:style-name="ce14" table:formula="of:=[.E54]/[.E55]" office:value-type="float" office:value="2.24102411202908" calcext:value-type="float">
            <text:p>2.241024112</text:p>
          </table:table-cell>
          <table:table-cell table:style-name="ce14" table:formula="of:=[.F54]/[.F55]" office:value-type="float" office:value="3.07203156628079" calcext:value-type="float">
            <text:p>3.0720315663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10.708" calcext:value-type="float">
            <text:p>10.708</text:p>
          </table:table-cell>
          <table:table-cell office:value-type="float" office:value="999.461" calcext:value-type="float">
            <text:p>999.461</text:p>
          </table:table-cell>
          <table:table-cell office:value-type="float" office:value="460.168" calcext:value-type="float">
            <text:p>460.168</text:p>
          </table:table-cell>
          <table:table-cell office:value-type="float" office:value="454.87" calcext:value-type="float">
            <text:p>454.87</text:p>
          </table:table-cell>
          <table:table-cell table:style-name="Default" office:value-type="float" office:value="468.245" calcext:value-type="float">
            <text:p>468.245</text:p>
          </table:table-cell>
          <table:table-cell/>
          <table:table-cell table:style-name="ce14" table:number-columns-repeated="3"/>
          <table:table-cell table:style-name="ce32" table:formula="of:=[.B54]/[.B56]" office:value-type="float" office:value="1.58582368322749" calcext:value-type="float">
            <text:p>1.5858236832</text:p>
          </table:table-cell>
          <table:table-cell table:style-name="ce32" table:formula="of:=[.C54]/[.C56]" office:value-type="float" office:value="0.126051941996736" calcext:value-type="float">
            <text:p>0.126051942</text:p>
          </table:table-cell>
          <table:table-cell table:style-name="ce32" table:formula="of:=[.D54]/[.D56]" office:value-type="float" office:value="0.532299073381895" calcext:value-type="float">
            <text:p>0.5322990734</text:p>
          </table:table-cell>
          <table:table-cell table:style-name="ce32" table:formula="of:=[.E54]/[.E56]" office:value-type="float" office:value="0.512247455316904" calcext:value-type="float">
            <text:p>0.5122474553</text:p>
          </table:table-cell>
          <table:table-cell table:style-name="ce32" table:formula="of:=[.F54]/[.F56]" office:value-type="float" office:value="0.703330521415071" calcext:value-type="float">
            <text:p>0.7033305214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58.519" calcext:value-type="float">
            <text:p>58.519</text:p>
          </table:table-cell>
          <table:table-cell/>
          <table:table-cell office:value-type="float" office:value="49.056" calcext:value-type="float">
            <text:p>49.056</text:p>
          </table:table-cell>
          <table:table-cell table:style-name="Default" office:value-type="float" office:value="48.823" calcext:value-type="float">
            <text:p>48.823</text:p>
          </table:table-cell>
          <table:table-cell/>
          <table:table-cell table:style-name="ce14" table:formula="of:=[.C56]/[.C57]" office:value-type="float" office:value="17.0792563099164" calcext:value-type="float">
            <text:p>17.0792563099</text:p>
          </table:table-cell>
          <table:table-cell table:style-name="ce14" table:formula="of:=[.E56]/[.E57]" office:value-type="float" office:value="9.27246412263536" calcext:value-type="float">
            <text:p>9.2724641226</text:p>
          </table:table-cell>
          <table:table-cell table:style-name="ce14" table:formula="of:=[.F56]/[.F57]" office:value-type="float" office:value="9.59066423611822" calcext:value-type="float">
            <text:p>9.5906642361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ce14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/>
          <table:table-cell table:style-name="ce24" table:number-columns-repeated="2"/>
          <table:table-cell table:style-name="ce37"/>
          <table:table-cell table:style-name="ce42" table:number-columns-repeated="2"/>
          <table:table-cell table:style-name="ce37"/>
          <table:table-cell table:style-name="ce42"/>
          <table:table-cell table:number-columns-repeated="100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85" calcext:value-type="float">
            <text:p>5.085</text:p>
          </table:table-cell>
          <table:table-cell office:value-type="float" office:value="5.332" calcext:value-type="float">
            <text:p>5.332</text:p>
          </table:table-cell>
          <table:table-cell/>
          <table:table-cell office:value-type="float" office:value="15.832" calcext:value-type="float">
            <text:p>15.832</text:p>
          </table:table-cell>
          <table:table-cell table:style-name="Default" office:value-type="float" office:value="12.862" calcext:value-type="float">
            <text:p>12.862</text:p>
          </table:table-cell>
          <table:table-cell/>
          <table:table-cell table:style-name="ce14"/>
          <table:table-cell table:style-name="ce24" table:number-columns-repeated="2"/>
          <table:table-cell table:style-name="ce37"/>
          <table:table-cell table:style-name="ce42" table:number-columns-repeated="2"/>
          <table:table-cell table:style-name="ce37"/>
          <table:table-cell table:style-name="ce42"/>
          <table:table-cell table:number-columns-repeated="1009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0.105" calcext:value-type="float">
            <text:p>70.105</text:p>
          </table:table-cell>
          <table:table-cell office:value-type="float" office:value="182.663" calcext:value-type="float">
            <text:p>182.663</text:p>
          </table:table-cell>
          <table:table-cell office:value-type="float" office:value="431.442" calcext:value-type="float">
            <text:p>431.442</text:p>
          </table:table-cell>
          <table:table-cell office:value-type="float" office:value="325.179" calcext:value-type="float">
            <text:p>325.179</text:p>
          </table:table-cell>
          <table:table-cell table:style-name="Default" office:value-type="float" office:value="562.094" calcext:value-type="float">
            <text:p>562.094</text:p>
          </table:table-cell>
          <table:table-cell/>
          <table:table-cell table:style-name="ce14"/>
          <table:table-cell table:style-name="ce24" table:number-columns-repeated="2"/>
          <table:table-cell table:style-name="ce37"/>
          <table:table-cell table:style-name="ce42" table:number-columns-repeated="2"/>
          <table:table-cell table:style-name="ce37"/>
          <table:table-cell table:style-name="ce42"/>
          <table:table-cell table:number-columns-repeated="1009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200.81" calcext:value-type="float">
            <text:p>200.81</text:p>
          </table:table-cell>
          <table:table-cell/>
          <table:table-cell office:value-type="float" office:value="16.955" calcext:value-type="float">
            <text:p>16.955</text:p>
          </table:table-cell>
          <table:table-cell table:style-name="Default" office:value-type="float" office:value="17.332" calcext:value-type="float">
            <text:p>17.332</text:p>
          </table:table-cell>
          <table:table-cell/>
          <table:table-cell table:style-name="ce14" table:formula="of:=[.C61]/[.C62]" office:value-type="float" office:value="0.909630994472387" calcext:value-type="float">
            <text:p>0.9096309945</text:p>
          </table:table-cell>
          <table:table-cell table:style-name="ce25" table:formula="of:=[.E61]/[.E62]" office:value-type="float" office:value="19.1789442642288" calcext:value-type="float">
            <text:p>19.1789442642</text:p>
          </table:table-cell>
          <table:table-cell table:style-name="ce25" table:formula="of:=[.F61]/[.F62]" office:value-type="float" office:value="32.4309946918994" calcext:value-type="float">
            <text:p>32.4309946919</text:p>
          </table:table-cell>
          <table:table-cell table:style-name="ce37"/>
          <table:table-cell table:style-name="ce42" table:number-columns-repeated="2"/>
          <table:table-cell table:style-name="ce37"/>
          <table:table-cell table:style-name="ce42"/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0.455" calcext:value-type="float">
            <text:p>50.455</text:p>
          </table:table-cell>
          <table:table-cell office:value-type="float" office:value="1102.936" calcext:value-type="float">
            <text:p>1102.936</text:p>
          </table:table-cell>
          <table:table-cell office:value-type="float" office:value="838.728" calcext:value-type="float">
            <text:p>838.728</text:p>
          </table:table-cell>
          <table:table-cell office:value-type="float" office:value="293.545" calcext:value-type="float">
            <text:p>293.545</text:p>
          </table:table-cell>
          <table:table-cell table:style-name="Default" office:value-type="float" office:value="536.664" calcext:value-type="float">
            <text:p>536.664</text:p>
          </table:table-cell>
          <table:table-cell/>
          <table:table-cell table:style-name="ce14"/>
          <table:table-cell table:style-name="ce24" table:number-columns-repeated="2"/>
          <table:table-cell table:style-name="ce38" table:formula="of:=[.B61]/[.B63]" office:value-type="float" office:value="1.38945595084729" calcext:value-type="float">
            <text:p>1.3894559508</text:p>
          </table:table-cell>
          <table:table-cell table:style-name="ce43" table:formula="of:=[.C61]/[.C63]" office:value-type="float" office:value="0.165615230620816" calcext:value-type="float">
            <text:p>0.1656152306</text:p>
          </table:table-cell>
          <table:table-cell table:style-name="ce45" table:formula="of:=[.D61]/[.D63]" office:value-type="float" office:value="0.514400377714825" calcext:value-type="float">
            <text:p>0.5144003777</text:p>
          </table:table-cell>
          <table:table-cell table:style-name="ce45" table:formula="of:=[.E61]/[.E63]" office:value-type="float" office:value="1.10776541927132" calcext:value-type="float">
            <text:p>1.1077654193</text:p>
          </table:table-cell>
          <table:table-cell table:style-name="ce45" table:formula="of:=[.F61]/[.F63]" office:value-type="float" office:value="1.04738532862275" calcext:value-type="float">
            <text:p>1.04738532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0.809" calcext:value-type="float">
            <text:p>210.809</text:p>
          </table:table-cell>
          <table:table-cell/>
          <table:table-cell office:value-type="float" office:value="11.231" calcext:value-type="float">
            <text:p>11.231</text:p>
          </table:table-cell>
          <table:table-cell table:style-name="Default" office:value-type="float" office:value="10.832" calcext:value-type="float">
            <text:p>10.832</text:p>
          </table:table-cell>
          <table:table-cell/>
          <table:table-cell table:style-name="ce14" table:formula="of:=[.C63]/[.C64]" office:value-type="float" office:value="5.23192083829438" calcext:value-type="float">
            <text:p>5.2319208383</text:p>
          </table:table-cell>
          <table:table-cell table:style-name="ce26" table:formula="of:=[.E63]/[.E64]" office:value-type="float" office:value="26.137031430861" calcext:value-type="float">
            <text:p>26.1370314309</text:p>
          </table:table-cell>
          <table:table-cell table:style-name="ce26" table:formula="of:=[.F63]/[.F64]" office:value-type="float" office:value="49.5443131462334" calcext:value-type="float">
            <text:p>49.5443131462</text:p>
          </table:table-cell>
          <table:table-cell table:style-name="ce39"/>
          <table:table-cell table:style-name="ce42" table:number-columns-repeated="2"/>
          <table:table-cell table:style-name="ce37"/>
          <table:table-cell table:style-name="ce42"/>
          <table:table-cell table:number-columns-repeated="1009"/>
        </table:table-row>
        <table:table-row table:style-name="ro2">
          <table:table-cell table:number-columns-repeated="7"/>
          <table:table-cell table:style-name="ce14"/>
          <table:table-cell table:number-columns-repeated="2"/>
          <table:table-cell table:style-name="ce39"/>
          <table:table-cell table:number-columns-repeated="101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 table:number-columns-repeated="4"/>
          <table:table-cell table:style-name="ce39"/>
          <table:table-cell table:number-columns-repeated="101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6.535" calcext:value-type="float">
            <text:p>26.535</text:p>
          </table:table-cell>
          <table:table-cell office:value-type="float" office:value="25.427" calcext:value-type="float">
            <text:p>25.427</text:p>
          </table:table-cell>
          <table:table-cell/>
          <table:table-cell office:value-type="float" office:value="43.564" calcext:value-type="float">
            <text:p>43.564</text:p>
          </table:table-cell>
          <table:table-cell table:style-name="Default" office:value-type="float" office:value="45.974" calcext:value-type="float">
            <text:p>45.974</text:p>
          </table:table-cell>
          <table:table-cell table:number-columns-repeated="4"/>
          <table:table-cell table:style-name="ce39"/>
          <table:table-cell table:number-columns-repeated="1013"/>
        </table:table-row>
        <table:table-row table:style-name="ro1">
          <table:table-cell table:style-name="ce2" office:value-type="string" calcext:value-type="string">
            <text:p>Seq</text:p>
          </table:table-cell>
          <table:table-cell office:value-type="float" office:value="61.076" calcext:value-type="float">
            <text:p>61.076</text:p>
          </table:table-cell>
          <table:table-cell office:value-type="float" office:value="109.34" calcext:value-type="float">
            <text:p>109.34</text:p>
          </table:table-cell>
          <table:table-cell office:value-type="float" office:value="76.393" calcext:value-type="float">
            <text:p>76.393</text:p>
          </table:table-cell>
          <table:table-cell office:value-type="float" office:value="117.764" calcext:value-type="float">
            <text:p>117.764</text:p>
          </table:table-cell>
          <table:table-cell table:style-name="Default" office:value-type="float" office:value="314.145" calcext:value-type="float">
            <text:p>314.145</text:p>
          </table:table-cell>
          <table:table-cell/>
          <table:table-cell table:style-name="ce19" table:formula="of:=[.C67]/[.C68]" office:value-type="float" office:value="0.232549844521675" calcext:value-type="float">
            <text:p>0.2325498445</text:p>
          </table:table-cell>
          <table:table-cell table:style-name="ce27" table:formula="of:=[.E67]/[.E68]" office:value-type="float" office:value="0.369926293264495" calcext:value-type="float">
            <text:p>0.3699262933</text:p>
          </table:table-cell>
          <table:table-cell table:style-name="ce27" table:formula="of:=[.F67]/[.F68]" office:value-type="float" office:value="0.146346432379952" calcext:value-type="float">
            <text:p>0.146346432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9.863" calcext:value-type="float">
            <text:p>49.863</text:p>
          </table:table-cell>
          <table:table-cell/>
          <table:table-cell office:value-type="float" office:value="47.976" calcext:value-type="float">
            <text:p>47.976</text:p>
          </table:table-cell>
          <table:table-cell table:style-name="Default" office:value-type="float" office:value="51.217" calcext:value-type="float">
            <text:p>51.217</text:p>
          </table:table-cell>
          <table:table-cell/>
          <table:table-cell table:style-name="ce19"/>
          <table:table-cell table:style-name="ce28" table:number-columns-repeated="2"/>
          <table:table-cell table:style-name="ce40" table:formula="of:=[.B68]/[.B70]" office:value-type="float" office:value="2.12845443457048" calcext:value-type="float">
            <text:p>2.1284544346</text:p>
          </table:table-cell>
          <table:table-cell table:style-name="ce44" table:formula="of:=[.C68]/[.C70]" office:value-type="float" office:value="0.314383309564337" calcext:value-type="float">
            <text:p>0.3143833096</text:p>
          </table:table-cell>
          <table:table-cell table:style-name="ce44" table:formula="of:=[.D68]/[.D70]" office:value-type="float" office:value="1.28051560561869" calcext:value-type="float">
            <text:p>1.2805156056</text:p>
          </table:table-cell>
          <table:table-cell table:style-name="ce44" table:formula="of:=[.E68]/[.E70]" office:value-type="float" office:value="0.222450575563758" calcext:value-type="float">
            <text:p>0.2224505756</text:p>
          </table:table-cell>
          <table:table-cell table:style-name="ce44" table:formula="of:=[.F68]/[.F70]" office:value-type="float" office:value="0.59483527449202" calcext:value-type="float">
            <text:p>0.5948352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8.695" calcext:value-type="float">
            <text:p>28.695</text:p>
          </table:table-cell>
          <table:table-cell office:value-type="float" office:value="347.792" calcext:value-type="float">
            <text:p>347.792</text:p>
          </table:table-cell>
          <table:table-cell office:value-type="float" office:value="59.658" calcext:value-type="float">
            <text:p>59.658</text:p>
          </table:table-cell>
          <table:table-cell office:value-type="float" office:value="529.394" calcext:value-type="float">
            <text:p>529.394</text:p>
          </table:table-cell>
          <table:table-cell table:style-name="Default" office:value-type="float" office:value="528.121" calcext:value-type="float">
            <text:p>528.121</text:p>
          </table:table-cell>
          <table:table-cell/>
          <table:table-cell table:style-name="ce19" table:formula="of:=[.C69]/[.C70]" office:value-type="float" office:value="0.143370175277177" calcext:value-type="float">
            <text:p>0.1433701753</text:p>
          </table:table-cell>
          <table:table-cell table:style-name="ce29" table:formula="of:=[.E69]/[.E70]" office:value-type="float" office:value="0.0906243742845593" calcext:value-type="float">
            <text:p>0.0906243743</text:p>
          </table:table-cell>
          <table:table-cell table:style-name="ce29" table:formula="of:=[.F69]/[.F70]" office:value-type="float" office:value="0.0969796694318158" calcext:value-type="float">
            <text:p>0.0969796694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788" calcext:value-type="float">
            <text:p>46.788</text:p>
          </table:table-cell>
          <table:table-cell/>
          <table:table-cell office:value-type="float" office:value="29.928" calcext:value-type="float">
            <text:p>29.928</text:p>
          </table:table-cell>
          <table:table-cell table:style-name="Default" office:value-type="float" office:value="34.727" calcext:value-type="float">
            <text:p>34.727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20" office:value-type="string" calcext:value-type="string">
            <text:p>Windows vs Linux</text:p>
          </table:table-cell>
          <table:table-cell table:style-name="ce20"/>
          <table:table-cell table:number-columns-repeated="1015"/>
        </table:table-row>
        <table:table-row table:style-name="ro2">
          <table:table-cell table:number-columns-repeated="7"/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40]" office:value-type="float" office:value="0.987453664100371" calcext:value-type="float">
            <text:p>0.9874536641</text:p>
          </table:table-cell>
          <table:table-cell table:formula="of:=[.C4]/[.C40]" office:value-type="float" office:value="0.928791859543768" calcext:value-type="float">
            <text:p>0.9287918595</text:p>
          </table:table-cell>
          <table:table-cell table:formula="of:=[.E4]/[.E40]" office:value-type="float" office:value="0.649454003496671" calcext:value-type="float">
            <text:p>0.6494540035</text:p>
          </table:table-cell>
          <table:table-cell table:formula="of:=[.F4]/[.F40]" office:value-type="float" office:value="0.58066286604582" calcext:value-type="float">
            <text:p>0.58066286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7]" office:value-type="float" office:value="0.978874218207088" calcext:value-type="float">
            <text:p>0.9788742182</text:p>
          </table:table-cell>
          <table:table-cell table:formula="of:=[.C11]/[.C47]" office:value-type="float" office:value="0.917416162359156" calcext:value-type="float">
            <text:p>0.9174161624</text:p>
          </table:table-cell>
          <table:table-cell table:formula="of:=[.E11]/[.E47]" office:value-type="float" office:value="0.414857512953368" calcext:value-type="float">
            <text:p>0.414857513</text:p>
          </table:table-cell>
          <table:table-cell table:formula="of:=[.F11]/[.F47]" office:value-type="float" office:value="0.759612092539318" calcext:value-type="float">
            <text:p>0.75961209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54]" office:value-type="float" office:value="0.974383134091043" calcext:value-type="float">
            <text:p>0.9743831341</text:p>
          </table:table-cell>
          <table:table-cell table:formula="of:=[.C18]/[.C54]" office:value-type="float" office:value="0.973028321056642" calcext:value-type="float">
            <text:p>0.9730283211</text:p>
          </table:table-cell>
          <table:table-cell table:formula="of:=[.E18]/[.E54]" office:value-type="float" office:value="0.361630172613581" calcext:value-type="float">
            <text:p>0.3616301726</text:p>
          </table:table-cell>
          <table:table-cell table:formula="of:=[.F18]/[.F54]" office:value-type="float" office:value="0.633806109962318" calcext:value-type="float">
            <text:p>0.633806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61]" office:value-type="float" office:value="0.85624420512089" calcext:value-type="float">
            <text:p>0.8562442051</text:p>
          </table:table-cell>
          <table:table-cell table:formula="of:=[.C25]/[.C61]" office:value-type="float" office:value="0.957856818293798" calcext:value-type="float">
            <text:p>0.9578568183</text:p>
          </table:table-cell>
          <table:table-cell table:formula="of:=[.E25]/[.E61]" office:value-type="float" office:value="0.642815187942641" calcext:value-type="float">
            <text:p>0.6428151879</text:p>
          </table:table-cell>
          <table:table-cell table:formula="of:=[.F25]/[.F61]" office:value-type="float" office:value="0.968674278679367" calcext:value-type="float">
            <text:p>0.968674278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8" table:number-columns-repeated="4"/>
          <table:table-cell office:value-type="string" calcext:value-type="string">
            <text:p>Linux</text:p>
          </table:table-cell>
          <table:table-cell table:style-name="ce7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Baseline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009" calcext:value-type="float">
            <text:p>0.009</text:p>
          </table:table-cell>
          <table:table-cell/>
          <table:table-cell table:style-name="ce7" office:value-type="float" office:value="0.111" calcext:value-type="float">
            <text:p>0.111</text:p>
          </table:table-cell>
          <table:table-cell office:value-type="float" office:value="0.046" calcext:value-type="float">
            <text:p>0.046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0.039" calcext:value-type="float">
            <text:p>0.0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57" calcext:value-type="float">
            <text:p>0.157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2.742" calcext:value-type="float">
            <text:p>2.742</text:p>
          </table:table-cell>
          <table:table-cell office:value-type="float" office:value="4.142" calcext:value-type="float">
            <text:p>4.142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663" calcext:value-type="float">
            <text:p>0.663</text:p>
          </table:table-cell>
          <table:table-cell table:style-name="Default" office:value-type="float" office:value="0.545" calcext:value-type="float">
            <text:p>0.545</text:p>
          </table:table-cell>
          <table:table-cell table:style-name="Default" office:value-type="float" office:value="0.805" calcext:value-type="float">
            <text:p>0.805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Default" table:number-columns-repeated="2"/>
          <table:table-cell table:number-columns-repeated="1001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Opt</text:p>
          </table:table-cell>
          <table:table-cell/>
          <table:table-cell table:style-name="ce7" office:value-type="float" office:value="0.012" calcext:value-type="float">
            <text:p>0.012</text:p>
          </table:table-cell>
          <table:table-cell/>
          <table:table-cell table:style-name="ce7" office:value-type="float" office:value="0.179" calcext:value-type="float">
            <text:p>0.179</text:p>
          </table:table-cell>
          <table:table-cell office:value-type="float" office:value="0.208" calcext:value-type="float">
            <text:p>0.208</text:p>
          </table:table-cell>
          <table:table-cell table:style-name="ce7"/>
          <table:table-cell table:style-name="Default" office:value-type="float" office:value="0.045" calcext:value-type="float">
            <text:p>0.045</text:p>
          </table:table-cell>
          <table:table-cell table:style-name="Default"/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036" calcext:value-type="float">
            <text:p>0.03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1.715" calcext:value-type="float">
            <text:p>1.715</text:p>
          </table:table-cell>
          <table:table-cell table:style-name="ce7" office:value-type="float" office:value="1.172" calcext:value-type="float">
            <text:p>1.172</text:p>
          </table:table-cell>
          <table:table-cell table:style-name="ce7" office:value-type="float" office:value="0.179" calcext:value-type="float">
            <text:p>0.179</text:p>
          </table:table-cell>
          <table:table-cell office:value-type="float" office:value="0.344" calcext:value-type="float">
            <text:p>0.344</text:p>
          </table:table-cell>
          <table:table-cell table:style-name="ce7" office:value-type="float" office:value="0.033" calcext:value-type="float">
            <text:p>0.033</text:p>
          </table:table-cell>
          <table:table-cell table:style-name="Default" office:value-type="float" office:value="3.898" calcext:value-type="float">
            <text:p>3.898</text:p>
          </table:table-cell>
          <table:table-cell table:style-name="Default" office:value-type="float" office:value="1.873" calcext:value-type="float">
            <text:p>1.873</text:p>
          </table:table-cell>
          <table:table-cell table:style-name="Default" office:value-type="float" office:value="2.969" calcext:value-type="float">
            <text:p>2.969</text:p>
          </table:table-cell>
          <table:table-cell table:style-name="Default" office:value-type="float" office:value="76.397" calcext:value-type="float">
            <text:p>76.39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Opt</text:p>
          </table:table-cell>
          <table:table-cell/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72" calcext:value-type="float">
            <text:p>0.072</text:p>
          </table:table-cell>
          <table:table-cell office:value-type="float" office:value="0.048" calcext:value-type="float">
            <text:p>0.048</text:p>
          </table:table-cell>
          <table:table-cell table:style-name="ce7"/>
          <table:table-cell table:style-name="Default" office:value-type="float" office:value="0.022" calcext:value-type="float">
            <text:p>0.02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1" calcext:value-type="float">
            <text:p>1.5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Baseline</text:p>
          </table:table-cell>
          <table:table-cell office:value-type="float" office:value="0.013" calcext:value-type="float">
            <text:p>0.013</text:p>
          </table:table-cell>
          <table:table-cell table:style-name="ce7" office:value-type="float" office:value="0.013" calcext:value-type="float">
            <text:p>0.013</text:p>
          </table:table-cell>
          <table:table-cell/>
          <table:table-cell table:style-name="ce7"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table:style-name="ce7" office:value-type="float" office:value="0.012" calcext:value-type="float">
            <text:p>0.012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/>
          <table:table-cell table:style-name="Default" office:value-type="float" office:value="0.242" calcext:value-type="float">
            <text:p>0.242</text:p>
          </table:table-cell>
          <table:table-cell table:style-name="Default" office:value-type="float" office:value="0.271" calcext:value-type="float">
            <text:p>0.27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</text:p>
          </table:table-cell>
          <table:table-cell office:value-type="float" office:value="0.017" calcext:value-type="float">
            <text:p>0.017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office:value-type="float" office:value="0.647" calcext:value-type="float">
            <text:p>0.647</text:p>
          </table:table-cell>
          <table:table-cell office:value-type="float" office:value="1.47" calcext:value-type="float">
            <text:p>1.47</text:p>
          </table:table-cell>
          <table:table-cell table:style-name="ce7" office:value-type="float" office:value="0.029" calcext:value-type="float">
            <text:p>0.029</text:p>
          </table:table-cell>
          <table:table-cell table:style-name="Default" office:value-type="float" office:value="2.255" calcext:value-type="float">
            <text:p>2.255</text:p>
          </table:table-cell>
          <table:table-cell table:style-name="Default" office:value-type="float" office:value="1.213" calcext:value-type="float">
            <text:p>1.213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848" calcext:value-type="float">
            <text:p>1.84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Opt</text:p>
          </table:table-cell>
          <table:table-cell/>
          <table:table-cell table:style-name="ce7" office:value-type="float" office:value="0.042" calcext:value-type="float">
            <text:p>0.042</text:p>
          </table:table-cell>
          <table:table-cell/>
          <table:table-cell table:style-name="ce7" office:value-type="float" office:value="0.106" calcext:value-type="float">
            <text:p>0.106</text:p>
          </table:table-cell>
          <table:table-cell office:value-type="float" office:value="2.407" calcext:value-type="float">
            <text:p>2.407</text:p>
          </table:table-cell>
          <table:table-cell table:style-name="ce7"/>
          <table:table-cell table:style-name="Default" office:value-type="float" office:value="1.192" calcext:value-type="float">
            <text:p>1.192</text:p>
          </table:table-cell>
          <table:table-cell table:style-name="Default"/>
          <table:table-cell table:style-name="Default" office:value-type="float" office:value="0.183" calcext:value-type="float">
            <text:p>0.183</text:p>
          </table:table-cell>
          <table:table-cell table:style-name="Default" office:value-type="float" office:value="0.165" calcext:value-type="float">
            <text:p>0.16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Par</text:p>
          </table:table-cell>
          <table:table-cell office:value-type="float" office:value="0.006" calcext:value-type="float">
            <text:p>0.006</text:p>
          </table:table-cell>
          <table:table-cell table:style-name="ce7" office:value-type="float" office:value="3.444" calcext:value-type="float">
            <text:p>3.444</text:p>
          </table:table-cell>
          <table:table-cell table:style-name="ce7" office:value-type="float" office:value="3.694" calcext:value-type="float">
            <text:p>3.694</text:p>
          </table:table-cell>
          <table:table-cell table:style-name="ce7" office:value-type="float" office:value="3.192" calcext:value-type="float">
            <text:p>3.192</text:p>
          </table:table-cell>
          <table:table-cell office:value-type="float" office:value="0.903" calcext:value-type="float">
            <text:p>0.903</text:p>
          </table:table-cell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4.276" calcext:value-type="float">
            <text:p>4.276</text:p>
          </table:table-cell>
          <table:table-cell table:style-name="Default" office:value-type="float" office:value="10.428" calcext:value-type="float">
            <text:p>10.428</text:p>
          </table:table-cell>
          <table:table-cell table:style-name="Default" office:value-type="float" office:value="49.455" calcext:value-type="float">
            <text:p>49.455</text:p>
          </table:table-cell>
          <table:table-cell table:style-name="Default" office:value-type="float" office:value="30.311" calcext:value-type="float">
            <text:p>30.31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ParOpt</text:p>
          </table:table-cell>
          <table:table-cell/>
          <table:table-cell table:style-name="ce7" office:value-type="float" office:value="0.15" calcext:value-type="float">
            <text:p>0.15</text:p>
          </table:table-cell>
          <table:table-cell/>
          <table:table-cell table:style-name="ce7" office:value-type="float" office:value="0.204" calcext:value-type="float">
            <text:p>0.204</text:p>
          </table:table-cell>
          <table:table-cell office:value-type="float" office:value="0.072" calcext:value-type="float">
            <text:p>0.072</text:p>
          </table:table-cell>
          <table:table-cell table:style-name="ce7"/>
          <table:table-cell table:style-name="Default" office:value-type="float" office:value="1.13" calcext:value-type="float">
            <text:p>1.13</text:p>
          </table:table-cell>
          <table:table-cell table:style-name="Default"/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668" calcext:value-type="float">
            <text:p>0.66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Baseline</text:p>
          </table:table-cell>
          <table:table-cell office:value-type="float" office:value="0.047" calcext:value-type="float">
            <text:p>0.047</text:p>
          </table:table-cell>
          <table:table-cell table:style-name="ce7" office:value-type="float" office:value="0.063" calcext:value-type="float">
            <text:p>0.063</text:p>
          </table:table-cell>
          <table:table-cell/>
          <table:table-cell table:style-name="ce7" office:value-type="float" office:value="0.099" calcext:value-type="float">
            <text:p>0.099</text:p>
          </table:table-cell>
          <table:table-cell office:value-type="float" office:value="1.669" calcext:value-type="float">
            <text:p>1.669</text:p>
          </table:table-cell>
          <table:table-cell table:style-name="ce7" office:value-type="float" office:value="0.046" calcext:value-type="float">
            <text:p>0.046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/>
          <table:table-cell table:style-name="Default" office:value-type="float" office:value="1.068" calcext:value-type="float">
            <text:p>1.068</text:p>
          </table:table-cell>
          <table:table-cell table:style-name="Default" office:value-type="float" office:value="0.742" calcext:value-type="float">
            <text:p>0.74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</text:p>
          </table:table-cell>
          <table:table-cell office:value-type="float" office:value="0.397" calcext:value-type="float">
            <text:p>0.397</text:p>
          </table:table-cell>
          <table:table-cell table:style-name="ce7" office:value-type="float" office:value="6.598" calcext:value-type="float">
            <text:p>6.598</text:p>
          </table:table-cell>
          <table:table-cell table:style-name="ce7" office:value-type="float" office:value="1.164" calcext:value-type="float">
            <text:p>1.164</text:p>
          </table:table-cell>
          <table:table-cell table:style-name="ce7" office:value-type="float" office:value="7.824" calcext:value-type="float">
            <text:p>7.824</text:p>
          </table:table-cell>
          <table:table-cell office:value-type="float" office:value="2.411" calcext:value-type="float">
            <text:p>2.411</text:p>
          </table:table-cell>
          <table:table-cell table:style-name="ce7" office:value-type="float" office:value="0.05" calcext:value-type="float">
            <text:p>0.05</text:p>
          </table:table-cell>
          <table:table-cell table:style-name="Default" office:value-type="float" office:value="6.441" calcext:value-type="float">
            <text:p>6.441</text:p>
          </table:table-cell>
          <table:table-cell table:style-name="Default" office:value-type="float" office:value="1.022" calcext:value-type="float">
            <text:p>1.022</text:p>
          </table:table-cell>
          <table:table-cell table:style-name="Default" office:value-type="float" office:value="1.515" calcext:value-type="float">
            <text:p>1.515</text:p>
          </table:table-cell>
          <table:table-cell table:style-name="Default" office:value-type="float" office:value="1.426" calcext:value-type="float">
            <text:p>1.42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Opt</text:p>
          </table:table-cell>
          <table:table-cell/>
          <table:table-cell table:style-name="ce7" office:value-type="float" office:value="0.484" calcext:value-type="float">
            <text:p>0.484</text:p>
          </table:table-cell>
          <table:table-cell/>
          <table:table-cell table:style-name="ce7" office:value-type="float" office:value="0.447" calcext:value-type="float">
            <text:p>0.447</text:p>
          </table:table-cell>
          <table:table-cell office:value-type="float" office:value="0.741" calcext:value-type="float">
            <text:p>0.741</text:p>
          </table:table-cell>
          <table:table-cell table:style-name="ce7"/>
          <table:table-cell table:style-name="Default" office:value-type="float" office:value="0.283" calcext:value-type="float">
            <text:p>0.283</text:p>
          </table:table-cell>
          <table:table-cell table:style-name="Default"/>
          <table:table-cell table:style-name="Default" office:value-type="float" office:value="0.778" calcext:value-type="float">
            <text:p>0.778</text:p>
          </table:table-cell>
          <table:table-cell table:style-name="Default" office:value-type="float" office:value="0.722" calcext:value-type="float">
            <text:p>0.72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</text:p>
          </table:table-cell>
          <table:table-cell office:value-type="float" office:value="0.043" calcext:value-type="float">
            <text:p>0.043</text:p>
          </table:table-cell>
          <table:table-cell table:style-name="ce7" office:value-type="float" office:value="1.535" calcext:value-type="float">
            <text:p>1.535</text:p>
          </table:table-cell>
          <table:table-cell table:style-name="ce7" office:value-type="float" office:value="4.591" calcext:value-type="float">
            <text:p>4.591</text:p>
          </table:table-cell>
          <table:table-cell table:style-name="ce7" office:value-type="float" office:value="1.806" calcext:value-type="float">
            <text:p>1.806</text:p>
          </table:table-cell>
          <table:table-cell office:value-type="float" office:value="1.299" calcext:value-type="float">
            <text:p>1.299</text:p>
          </table:table-cell>
          <table:table-cell table:style-name="ce7" office:value-type="float" office:value="0.047" calcext:value-type="float">
            <text:p>0.047</text:p>
          </table:table-cell>
          <table:table-cell table:style-name="Default" office:value-type="float" office:value="4.884" calcext:value-type="float">
            <text:p>4.884</text:p>
          </table:table-cell>
          <table:table-cell table:style-name="Default" office:value-type="float" office:value="14.967" calcext:value-type="float">
            <text:p>14.967</text:p>
          </table:table-cell>
          <table:table-cell table:style-name="Default" office:value-type="float" office:value="49.03" calcext:value-type="float">
            <text:p>49.03</text:p>
          </table:table-cell>
          <table:table-cell table:style-name="Default" office:value-type="float" office:value="50.761" calcext:value-type="float">
            <text:p>50.76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Opt</text:p>
          </table:table-cell>
          <table:table-cell/>
          <table:table-cell table:style-name="ce7" office:value-type="float" office:value="0.437" calcext:value-type="float">
            <text:p>0.437</text:p>
          </table:table-cell>
          <table:table-cell/>
          <table:table-cell table:style-name="ce7" office:value-type="float" office:value="0.07" calcext:value-type="float">
            <text:p>0.07</text:p>
          </table:table-cell>
          <table:table-cell office:value-type="float" office:value="0.111" calcext:value-type="float">
            <text:p>0.111</text:p>
          </table:table-cell>
          <table:table-cell table:style-name="ce7"/>
          <table:table-cell table:style-name="Default" office:value-type="float" office:value="0.681" calcext:value-type="float">
            <text:p>0.681</text:p>
          </table:table-cell>
          <table:table-cell table:style-name="Default"/>
          <table:table-cell table:style-name="Default" office:value-type="float" office:value="1.692" calcext:value-type="float">
            <text:p>1.692</text:p>
          </table:table-cell>
          <table:table-cell table:style-name="Default" office:value-type="float" office:value="0.898" calcext:value-type="float">
            <text:p>0.89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Baseline</text:p>
          </table:table-cell>
          <table:table-cell office:value-type="float" office:value="0.029" calcext:value-type="float">
            <text:p>0.029</text:p>
          </table:table-cell>
          <table:table-cell table:style-name="ce7" office:value-type="float" office:value="0.14" calcext:value-type="float">
            <text:p>0.14</text:p>
          </table:table-cell>
          <table:table-cell/>
          <table:table-cell table:style-name="ce7" office:value-type="float" office:value="0.054" calcext:value-type="float">
            <text:p>0.054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0.349" calcext:value-type="float">
            <text:p>0.349</text:p>
          </table:table-cell>
          <table:table-cell table:style-name="Default" office:value-type="float" office:value="0.076" calcext:value-type="float">
            <text:p>0.07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</text:p>
          </table:table-cell>
          <table:table-cell office:value-type="float" office:value="0.339" calcext:value-type="float">
            <text:p>0.339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665" calcext:value-type="float">
            <text:p>1.665</text:p>
          </table:table-cell>
          <table:table-cell table:style-name="ce7" office:value-type="float" office:value="2.665" calcext:value-type="float">
            <text:p>2.665</text:p>
          </table:table-cell>
          <table:table-cell office:value-type="float" office:value="4.843" calcext:value-type="float">
            <text:p>4.843</text:p>
          </table:table-cell>
          <table:table-cell table:style-name="ce7" office:value-type="float" office:value="1.589" calcext:value-type="float">
            <text:p>1.589</text:p>
          </table:table-cell>
          <table:table-cell table:style-name="Default" office:value-type="float" office:value="1.463" calcext:value-type="float">
            <text:p>1.463</text:p>
          </table:table-cell>
          <table:table-cell table:style-name="Default" office:value-type="float" office:value="5.273" calcext:value-type="float">
            <text:p>5.273</text:p>
          </table:table-cell>
          <table:table-cell table:style-name="Default" office:value-type="float" office:value="2.009" calcext:value-type="float">
            <text:p>2.009</text:p>
          </table:table-cell>
          <table:table-cell table:style-name="Default" office:value-type="float" office:value="6.508" calcext:value-type="float">
            <text:p>6.50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Opt</text:p>
          </table:table-cell>
          <table:table-cell/>
          <table:table-cell table:style-name="ce7" office:value-type="float" office:value="1.134" calcext:value-type="float">
            <text:p>1.134</text:p>
          </table:table-cell>
          <table:table-cell/>
          <table:table-cell table:style-name="ce7" office:value-type="float" office:value="0.043" calcext:value-type="float">
            <text:p>0.043</text:p>
          </table:table-cell>
          <table:table-cell office:value-type="float" office:value="0.115" calcext:value-type="float">
            <text:p>0.115</text:p>
          </table:table-cell>
          <table:table-cell table:style-name="ce7"/>
          <table:table-cell table:style-name="Default" office:value-type="float" office:value="1.379" calcext:value-type="float">
            <text:p>1.379</text:p>
          </table:table-cell>
          <table:table-cell table:style-name="Default"/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809" calcext:value-type="float">
            <text:p>0.80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</text:p>
          </table:table-cell>
          <table:table-cell office:value-type="float" office:value="0.193" calcext:value-type="float">
            <text:p>0.193</text:p>
          </table:table-cell>
          <table:table-cell table:style-name="ce7" office:value-type="float" office:value="9.763" calcext:value-type="float">
            <text:p>9.763</text:p>
          </table:table-cell>
          <table:table-cell table:style-name="ce7" office:value-type="float" office:value="52.126" calcext:value-type="float">
            <text:p>52.126</text:p>
          </table:table-cell>
          <table:table-cell table:style-name="ce7" office:value-type="float" office:value="6.841" calcext:value-type="float">
            <text:p>6.841</text:p>
          </table:table-cell>
          <table:table-cell office:value-type="float" office:value="3.494" calcext:value-type="float">
            <text:p>3.494</text:p>
          </table:table-cell>
          <table:table-cell table:style-name="ce7" office:value-type="float" office:value="1.842" calcext:value-type="float">
            <text:p>1.842</text:p>
          </table:table-cell>
          <table:table-cell table:style-name="Default" office:value-type="float" office:value="15.197" calcext:value-type="float">
            <text:p>15.197</text:p>
          </table:table-cell>
          <table:table-cell table:style-name="Default" office:value-type="float" office:value="33.913" calcext:value-type="float">
            <text:p>33.913</text:p>
          </table:table-cell>
          <table:table-cell table:style-name="Default" office:value-type="float" office:value="9.912" calcext:value-type="float">
            <text:p>9.912</text:p>
          </table:table-cell>
          <table:table-cell table:style-name="Default" office:value-type="float" office:value="21.102" calcext:value-type="float">
            <text:p>21.10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Opt</text:p>
          </table:table-cell>
          <table:table-cell/>
          <table:table-cell table:style-name="ce7" office:value-type="float" office:value="0.638" calcext:value-type="float">
            <text:p>0.638</text:p>
          </table:table-cell>
          <table:table-cell/>
          <table:table-cell table:style-name="ce7"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table:style-name="ce7"/>
          <table:table-cell table:style-name="Default" office:value-type="float" office:value="1.222" calcext:value-type="float">
            <text:p>1.222</text:p>
          </table:table-cell>
          <table:table-cell table:style-name="Default"/>
          <table:table-cell table:style-name="Default" office:value-type="float" office:value="0.669" calcext:value-type="float">
            <text:p>0.669</text:p>
          </table:table-cell>
          <table:table-cell table:style-name="Default" office:value-type="float" office:value="1.128" calcext:value-type="float">
            <text:p>1.12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Baseline</text:p>
          </table:table-cell>
          <table:table-cell office:value-type="float" office:value="0.591" calcext:value-type="float">
            <text:p>0.591</text:p>
          </table:table-cell>
          <table:table-cell table:style-name="ce7" office:value-type="float" office:value="0.148" calcext:value-type="float">
            <text:p>0.148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office:value-type="float" office:value="0.693" calcext:value-type="float">
            <text:p>0.693</text:p>
          </table:table-cell>
          <table:table-cell table:style-name="ce7" office:value-type="float" office:value="1.07" calcext:value-type="float">
            <text:p>1.07</text:p>
          </table:table-cell>
          <table:table-cell table:style-name="Default" office:value-type="float" office:value="0.335" calcext:value-type="float">
            <text:p>0.335</text:p>
          </table:table-cell>
          <table:table-cell table:style-name="Default"/>
          <table:table-cell table:style-name="Default" office:value-type="float" office:value="1.918" calcext:value-type="float">
            <text:p>1.918</text:p>
          </table:table-cell>
          <table:table-cell table:style-name="Default" office:value-type="float" office:value="1.39" calcext:value-type="float">
            <text:p>1.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</text:p>
          </table:table-cell>
          <table:table-cell office:value-type="float" office:value="0.427" calcext:value-type="float">
            <text:p>0.427</text:p>
          </table:table-cell>
          <table:table-cell table:style-name="ce7" office:value-type="float" office:value="1.095" calcext:value-type="float">
            <text:p>1.095</text:p>
          </table:table-cell>
          <table:table-cell table:style-name="ce7" office:value-type="float" office:value="0.386" calcext:value-type="float">
            <text:p>0.386</text:p>
          </table:table-cell>
          <table:table-cell table:style-name="ce7" office:value-type="float" office:value="2.209" calcext:value-type="float">
            <text:p>2.209</text:p>
          </table:table-cell>
          <table:table-cell office:value-type="float" office:value="3.605" calcext:value-type="float">
            <text:p>3.605</text:p>
          </table:table-cell>
          <table:table-cell table:style-name="ce7" office:value-type="float" office:value="0.854" calcext:value-type="float">
            <text:p>0.854</text:p>
          </table:table-cell>
          <table:table-cell table:style-name="Default" office:value-type="float" office:value="1.584" calcext:value-type="float">
            <text:p>1.584</text:p>
          </table:table-cell>
          <table:table-cell table:style-name="Default" office:value-type="float" office:value="0.337" calcext:value-type="float">
            <text:p>0.337</text:p>
          </table:table-cell>
          <table:table-cell table:style-name="Default" office:value-type="float" office:value="1.636" calcext:value-type="float">
            <text:p>1.636</text:p>
          </table:table-cell>
          <table:table-cell table:style-name="Default" office:value-type="float" office:value="1.274" calcext:value-type="float">
            <text:p>1.274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Opt</text:p>
          </table:table-cell>
          <table:table-cell/>
          <table:table-cell table:style-name="ce7" office:value-type="float" office:value="0.237" calcext:value-type="float">
            <text:p>0.237</text:p>
          </table:table-cell>
          <table:table-cell/>
          <table:table-cell table:style-name="ce7" office:value-type="float" office:value="0.967" calcext:value-type="float">
            <text:p>0.967</text:p>
          </table:table-cell>
          <table:table-cell office:value-type="float" office:value="0.397" calcext:value-type="float">
            <text:p>0.397</text:p>
          </table:table-cell>
          <table:table-cell table:style-name="ce7"/>
          <table:table-cell table:style-name="Default" office:value-type="float" office:value="0.269" calcext:value-type="float">
            <text:p>0.269</text:p>
          </table:table-cell>
          <table:table-cell table:style-name="Default"/>
          <table:table-cell table:style-name="Default" office:value-type="float" office:value="2.193" calcext:value-type="float">
            <text:p>2.193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Par</text:p>
          </table:table-cell>
          <table:table-cell office:value-type="float" office:value="0.126" calcext:value-type="float">
            <text:p>0.126</text:p>
          </table:table-cell>
          <table:table-cell table:style-name="ce7" office:value-type="float" office:value="5.849" calcext:value-type="float">
            <text:p>5.849</text:p>
          </table:table-cell>
          <table:table-cell table:style-name="ce7" office:value-type="float" office:value="0.949" calcext:value-type="float">
            <text:p>0.949</text:p>
          </table:table-cell>
          <table:table-cell table:style-name="ce7" office:value-type="float" office:value="3.63" calcext:value-type="float">
            <text:p>3.63</text:p>
          </table:table-cell>
          <table:table-cell office:value-type="float" office:value="0.97" calcext:value-type="float">
            <text:p>0.97</text:p>
          </table:table-cell>
          <table:table-cell table:style-name="ce7" office:value-type="float" office:value="0.321" calcext:value-type="float">
            <text:p>0.321</text:p>
          </table:table-cell>
          <table:table-cell table:style-name="Default" office:value-type="float" office:value="6.536" calcext:value-type="float">
            <text:p>6.536</text:p>
          </table:table-cell>
          <table:table-cell table:style-name="Default" office:value-type="float" office:value="2.891" calcext:value-type="float">
            <text:p>2.891</text:p>
          </table:table-cell>
          <table:table-cell table:style-name="Default" office:value-type="float" office:value="40.312" calcext:value-type="float">
            <text:p>40.312</text:p>
          </table:table-cell>
          <table:table-cell table:style-name="Default" office:value-type="float" office:value="33.147" calcext:value-type="float">
            <text:p>33.14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ParOpt</text:p>
          </table:table-cell>
          <table:table-cell table:style-name="ce7" table:number-columns-repeated="2"/>
          <table:table-cell/>
          <table:table-cell table:style-name="ce7" office:value-type="float" office:value="0.327" calcext:value-type="float">
            <text:p>0.327</text:p>
          </table:table-cell>
          <table:table-cell office:value-type="float" office:value="1.506" calcext:value-type="float">
            <text:p>1.506</text:p>
          </table:table-cell>
          <table:table-cell table:style-name="ce7"/>
          <table:table-cell table:style-name="Default" office:value-type="float" office:value="0.756" calcext:value-type="float">
            <text:p>0.756</text:p>
          </table:table-cell>
          <table:table-cell/>
          <table:table-cell table:style-name="Default" office:value-type="float" office:value="2.298" calcext:value-type="float">
            <text:p>2.298</text:p>
          </table:table-cell>
          <table:table-cell table:style-name="Default" office:value-type="float" office:value="6.715" calcext:value-type="float">
            <text:p>6.71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error</text:p>
          </table:table-cell>
          <table:table-cell office:value-type="string" calcext:value-type="string">
            <text:p>sdev</text:p>
          </table:table-cell>
          <table:table-cell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5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1048319">
          <table:table-cell table:number-columns-repeated="1024"/>
        </table:table-row>
        <table:table-row table:style-name="ro4" table:number-rows-repeated="11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7:'with-compiler-optimizations'.J57 'with-compiler-optimizations'.H5:'with-compiler-optimizations'.J22 'with-compiler-optimizations'.H58:'with-compiler-optimizations'.H6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7:'with-compiler-optimizations'.O56 'with-compiler-optimizations'.K6:'with-compiler-optimizations'.O22 'with-compiler-optimizations'.M63:'with-compiler-optimizations'.O63 'with-compiler-optimizations'.K64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 'with-compiler-optimizations'.H34:'with-compiler-optimizations'.H34 'with-compiler-optimizations'.J33:'with-compiler-optimizations'.J33 'with-compiler-optimizations'.J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O28 'with-compiler-optimizations'.L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J63:'with-compiler-optimizations'.J63 'with-compiler-optimizations'.I59:'with-compiler-optimizations'.J61 'with-compiler-optimizations'.I63:'with-compiler-optimizations'.I6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M64:'with-compiler-optimizations'.O64 'with-compiler-optimizations'.K59:'with-compiler-optimizations'.O62 'with-compiler-optimizations'.L64:'with-compiler-optimizations'.L6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4:'with-compiler-optimizations'.H3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3:'with-compiler-optimizations'.J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2:'with-compiler-optimizations'.J6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4:'with-compiler-optimizations'.J6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3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L63:'with-compiler-optimizations'.O63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68:'with-compiler-optimizations'.H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9:'with-compiler-optimizations'.J6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8:'with-compiler-optimizations'.J6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70:'with-compiler-optimizations'.J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3:'with-compiler-optimizations'.H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H35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T00:00:03.953269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26T15:28:19.011474847</dc:date>
    <meta:editing-cycles>58</meta:editing-cycles>
    <meta:editing-duration>P1DT15H32M11S</meta:editing-duration>
    <meta:generator>LibreOffice/4.1.3.2$Linux_X86_64 LibreOffice_project/410m0$Build-2</meta:generator>
    <meta:printed-by>Aggelos Biboudis</meta:printed-by>
    <meta:document-statistic meta:table-count="1" meta:cell-count="69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:'with-compiler-optimizations'.F7 'with-compiler-optimizations'.B2:'with-compiler-optimizations'.F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05">
                <text:p>6.905</text:p>
                <draw:g>
                  <svg:desc>'with-compiler-optimizations'.B3:'with-compiler-optimizations'.B7</svg:desc>
                </draw:g>
              </table:table-cell>
              <table:table-cell office:value-type="float" office:value="6.768">
                <text:p>6.768</text:p>
                <draw:g>
                  <svg:desc>'with-compiler-optimizations'.C3:'with-compiler-optimizations'.C7</svg:desc>
                </draw:g>
              </table:table-cell>
              <table:table-cell office:value-type="float" office:value="NaN">
                <text:p>NaN</text:p>
                <draw:g>
                  <svg:desc>'with-compiler-optimizations'.D3:'with-compiler-optimizations'.D7</svg:desc>
                </draw:g>
              </table:table-cell>
              <table:table-cell office:value-type="float" office:value="7.181">
                <text:p>7.181</text:p>
                <draw:g>
                  <svg:desc>'with-compiler-optimizations'.E3:'with-compiler-optimizations'.E7</svg:desc>
                </draw:g>
              </table:table-cell>
              <table:table-cell office:value-type="float" office:value="7.07">
                <text:p>7.07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26">
                <text:p>6.926</text:p>
              </table:table-cell>
              <table:table-cell office:value-type="float" office:value="89.086">
                <text:p>89.086</text:p>
              </table:table-cell>
              <table:table-cell office:value-type="float" office:value="89.146">
                <text:p>89.146</text:p>
              </table:table-cell>
              <table:table-cell office:value-type="float" office:value="67.979">
                <text:p>67.979</text:p>
              </table:table-cell>
              <table:table-cell office:value-type="float" office:value="65.594">
                <text:p>65.5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84">
                <text:p>6.784</text:p>
              </table:table-cell>
              <table:table-cell office:value-type="float" office:value="NaN">
                <text:p>NaN</text:p>
              </table:table-cell>
              <table:table-cell office:value-type="float" office:value="9.024">
                <text:p>9.024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07">
                <text:p>6.707</text:p>
              </table:table-cell>
              <table:table-cell office:value-type="float" office:value="346.396">
                <text:p>346.396</text:p>
              </table:table-cell>
              <table:table-cell office:value-type="float" office:value="346.303">
                <text:p>346.303</text:p>
              </table:table-cell>
              <table:table-cell office:value-type="float" office:value="22.75">
                <text:p>22.75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07">
                <text:p>6.707</text:p>
              </table:table-cell>
              <table:table-cell office:value-type="float" office:value="NaN">
                <text:p>NaN</text:p>
              </table:table-cell>
              <table:table-cell office:value-type="float" office:value="6.831">
                <text:p>6.831</text:p>
              </table:table-cell>
              <table:table-cell office:value-type="float" office:value="6.802">
                <text:p>6.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2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31:'with-compiler-optimizations'.F35 'with-compiler-optimizations'.B30:'with-compiler-optimizations'.F30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1:'with-compiler-optimizations'.A35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1:'with-compiler-optimizations'.B35" chart:label-cell-address="'with-compiler-optimizations'.B30:'with-compiler-optimizations'.B30" chart:class="chart:bar">
            <chart:data-point chart:repeated="5"/>
          </chart:series>
          <chart:series chart:style-name="ch10" chart:values-cell-range-address="'with-compiler-optimizations'.C31:'with-compiler-optimizations'.C35" chart:label-cell-address="'with-compiler-optimizations'.C30:'with-compiler-optimizations'.C30" chart:class="chart:bar">
            <chart:data-point chart:repeated="5"/>
          </chart:series>
          <chart:series chart:style-name="ch11" chart:values-cell-range-address="'with-compiler-optimizations'.D31:'with-compiler-optimizations'.D35" chart:label-cell-address="'with-compiler-optimizations'.D30:'with-compiler-optimizations'.D30" chart:class="chart:bar">
            <chart:data-point chart:repeated="5"/>
          </chart:series>
          <chart:series chart:style-name="ch12" chart:values-cell-range-address="'with-compiler-optimizations'.E31:'with-compiler-optimizations'.E35" chart:label-cell-address="'with-compiler-optimizations'.E30:'with-compiler-optimizations'.E30" chart:class="chart:bar">
            <chart:data-point chart:repeated="5"/>
          </chart:series>
          <chart:series chart:style-name="ch13" chart:values-cell-range-address="'with-compiler-optimizations'.F31:'with-compiler-optimizations'.F35" chart:label-cell-address="'with-compiler-optimizations'.F30:'with-compiler-optimizations'.F3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0:'with-compiler-optimizations'.B30</svg:desc>
                </draw:g>
              </table:table-cell>
              <table:table-cell office:value-type="string">
                <text:p>Scala</text:p>
                <draw:g>
                  <svg:desc>'with-compiler-optimizations'.C30:'with-compiler-optimizations'.C30</svg:desc>
                </draw:g>
              </table:table-cell>
              <table:table-cell office:value-type="string">
                <text:p>Scala-Strict</text:p>
                <draw:g>
                  <svg:desc>'with-compiler-optimizations'.D30:'with-compiler-optimizations'.D30</svg:desc>
                </draw:g>
              </table:table-cell>
              <table:table-cell office:value-type="string">
                <text:p>C#</text:p>
                <draw:g>
                  <svg:desc>'with-compiler-optimizations'.E30:'with-compiler-optimizations'.E30</svg:desc>
                </draw:g>
              </table:table-cell>
              <table:table-cell office:value-type="string">
                <text:p>F#</text:p>
                <draw:g>
                  <svg:desc>'with-compiler-optimizations'.F30:'with-compiler-optimizations'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1:'with-compiler-optimizations'.A35</svg:desc>
                </draw:g>
              </table:table-cell>
              <table:table-cell office:value-type="float" office:value="24.593">
                <text:p>24.593</text:p>
                <draw:g>
                  <svg:desc>'with-compiler-optimizations'.B31:'with-compiler-optimizations'.B35</svg:desc>
                </draw:g>
              </table:table-cell>
              <table:table-cell office:value-type="float" office:value="24.447">
                <text:p>24.447</text:p>
                <draw:g>
                  <svg:desc>'with-compiler-optimizations'.C31:'with-compiler-optimizations'.C35</svg:desc>
                </draw:g>
              </table:table-cell>
              <table:table-cell office:value-type="float" office:value="NaN">
                <text:p>NaN</text:p>
                <draw:g>
                  <svg:desc>'with-compiler-optimizations'.D31:'with-compiler-optimizations'.D35</svg:desc>
                </draw:g>
              </table:table-cell>
              <table:table-cell office:value-type="float" office:value="27.814">
                <text:p>27.814</text:p>
                <draw:g>
                  <svg:desc>'with-compiler-optimizations'.E31:'with-compiler-optimizations'.E35</svg:desc>
                </draw:g>
              </table:table-cell>
              <table:table-cell office:value-type="float" office:value="27.208">
                <text:p>27.208</text:p>
                <draw:g>
                  <svg:desc>'with-compiler-optimizations'.F31:'with-compiler-optimizations'.F3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8.376">
                <text:p>58.376</text:p>
              </table:table-cell>
              <table:table-cell office:value-type="float" office:value="100.489">
                <text:p>100.489</text:p>
              </table:table-cell>
              <table:table-cell office:value-type="float" office:value="72.162">
                <text:p>72.162</text:p>
              </table:table-cell>
              <table:table-cell office:value-type="float" office:value="68.149">
                <text:p>68.149</text:p>
              </table:table-cell>
              <table:table-cell office:value-type="float" office:value="149.239">
                <text:p>149.23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851">
                <text:p>46.851</text:p>
              </table:table-cell>
              <table:table-cell office:value-type="float" office:value="NaN">
                <text:p>NaN</text:p>
              </table:table-cell>
              <table:table-cell office:value-type="float" office:value="31.901">
                <text:p>31.901</text:p>
              </table:table-cell>
              <table:table-cell office:value-type="float" office:value="31.072">
                <text:p>31.07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7.418">
                <text:p>27.418</text:p>
              </table:table-cell>
              <table:table-cell office:value-type="float" office:value="296.937">
                <text:p>296.937</text:p>
              </table:table-cell>
              <table:table-cell office:value-type="float" office:value="50.855">
                <text:p>50.855</text:p>
              </table:table-cell>
              <table:table-cell office:value-type="float" office:value="55.337">
                <text:p>55.337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88">
                <text:p>27.388</text:p>
              </table:table-cell>
              <table:table-cell office:value-type="float" office:value="49.558">
                <text:p>49.5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-0.026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67:'with-compiler-optimizations'.F71 'with-compiler-optimizations'.B66:'with-compiler-optimizations'.F66" chart:data-source-has-labels="both" svg:x="1.324cm" svg:y="1.611cm" svg:width="11.386cm" svg:height="6.185cm">
          <chartooo:coordinate-region svg:x="2.161cm" svg:y="1.822cm" svg:width="10.289cm" svg:height="5.305cm"/>
          <chart:axis chart:dimension="x" chart:name="primary-x" chart:style-name="ch5" chartooo:axis-type="auto">
            <chartooo:date-scale/>
            <chart:categories table:cell-range-address="'with-compiler-optimizations'.A67:'with-compiler-optimizations'.A7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7:'with-compiler-optimizations'.B71" chart:label-cell-address="'with-compiler-optimizations'.B66:'with-compiler-optimizations'.B66" chart:class="chart:bar">
            <chart:data-point chart:repeated="5"/>
          </chart:series>
          <chart:series chart:style-name="ch10" chart:values-cell-range-address="'with-compiler-optimizations'.C67:'with-compiler-optimizations'.C71" chart:label-cell-address="'with-compiler-optimizations'.C66:'with-compiler-optimizations'.C66" chart:class="chart:bar">
            <chart:data-point chart:repeated="5"/>
          </chart:series>
          <chart:series chart:style-name="ch11" chart:values-cell-range-address="'with-compiler-optimizations'.D67:'with-compiler-optimizations'.D71" chart:label-cell-address="'with-compiler-optimizations'.D66:'with-compiler-optimizations'.D66" chart:class="chart:bar">
            <chart:data-point chart:repeated="5"/>
          </chart:series>
          <chart:series chart:style-name="ch12" chart:values-cell-range-address="'with-compiler-optimizations'.E67:'with-compiler-optimizations'.E71" chart:label-cell-address="'with-compiler-optimizations'.E66:'with-compiler-optimizations'.E66" chart:class="chart:bar">
            <chart:data-point chart:repeated="5"/>
          </chart:series>
          <chart:series chart:style-name="ch13" chart:values-cell-range-address="'with-compiler-optimizations'.F67:'with-compiler-optimizations'.F71" chart:label-cell-address="'with-compiler-optimizations'.F66:'with-compiler-optimizations'.F6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66:'with-compiler-optimizations'.B66</svg:desc>
                </draw:g>
              </table:table-cell>
              <table:table-cell office:value-type="string">
                <text:p>Scala</text:p>
                <draw:g>
                  <svg:desc>'with-compiler-optimizations'.C66:'with-compiler-optimizations'.C66</svg:desc>
                </draw:g>
              </table:table-cell>
              <table:table-cell office:value-type="string">
                <text:p>Scala-Strict</text:p>
                <draw:g>
                  <svg:desc>'with-compiler-optimizations'.D66:'with-compiler-optimizations'.D66</svg:desc>
                </draw:g>
              </table:table-cell>
              <table:table-cell office:value-type="string">
                <text:p>C#</text:p>
                <draw:g>
                  <svg:desc>'with-compiler-optimizations'.E66:'with-compiler-optimizations'.E66</svg:desc>
                </draw:g>
              </table:table-cell>
              <table:table-cell office:value-type="string">
                <text:p>F#</text:p>
                <draw:g>
                  <svg:desc>'with-compiler-optimizations'.F66:'with-compiler-optimizations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7:'with-compiler-optimizations'.A71</svg:desc>
                </draw:g>
              </table:table-cell>
              <table:table-cell office:value-type="float" office:value="26.535">
                <text:p>26.535</text:p>
                <draw:g>
                  <svg:desc>'with-compiler-optimizations'.B67:'with-compiler-optimizations'.B71</svg:desc>
                </draw:g>
              </table:table-cell>
              <table:table-cell office:value-type="float" office:value="25.427">
                <text:p>25.427</text:p>
                <draw:g>
                  <svg:desc>'with-compiler-optimizations'.C67:'with-compiler-optimizations'.C71</svg:desc>
                </draw:g>
              </table:table-cell>
              <table:table-cell office:value-type="float" office:value="NaN">
                <text:p>NaN</text:p>
                <draw:g>
                  <svg:desc>'with-compiler-optimizations'.D67:'with-compiler-optimizations'.D71</svg:desc>
                </draw:g>
              </table:table-cell>
              <table:table-cell office:value-type="float" office:value="43.564">
                <text:p>43.564</text:p>
                <draw:g>
                  <svg:desc>'with-compiler-optimizations'.E67:'with-compiler-optimizations'.E71</svg:desc>
                </draw:g>
              </table:table-cell>
              <table:table-cell office:value-type="float" office:value="45.974">
                <text:p>45.974</text:p>
                <draw:g>
                  <svg:desc>'with-compiler-optimizations'.F67:'with-compiler-optimizations'.F7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1.076">
                <text:p>61.076</text:p>
              </table:table-cell>
              <table:table-cell office:value-type="float" office:value="109.34">
                <text:p>109.34</text:p>
              </table:table-cell>
              <table:table-cell office:value-type="float" office:value="76.393">
                <text:p>76.393</text:p>
              </table:table-cell>
              <table:table-cell office:value-type="float" office:value="117.764">
                <text:p>117.764</text:p>
              </table:table-cell>
              <table:table-cell office:value-type="float" office:value="314.145">
                <text:p>314.1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9.863">
                <text:p>49.863</text:p>
              </table:table-cell>
              <table:table-cell office:value-type="float" office:value="NaN">
                <text:p>NaN</text:p>
              </table:table-cell>
              <table:table-cell office:value-type="float" office:value="47.976">
                <text:p>47.976</text:p>
              </table:table-cell>
              <table:table-cell office:value-type="float" office:value="51.217">
                <text:p>51.21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8.695">
                <text:p>28.695</text:p>
              </table:table-cell>
              <table:table-cell office:value-type="float" office:value="347.792">
                <text:p>347.792</text:p>
              </table:table-cell>
              <table:table-cell office:value-type="float" office:value="59.658">
                <text:p>59.658</text:p>
              </table:table-cell>
              <table:table-cell office:value-type="float" office:value="529.394">
                <text:p>529.394</text:p>
              </table:table-cell>
              <table:table-cell office:value-type="float" office:value="528.121">
                <text:p>528.1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788">
                <text:p>46.788</text:p>
              </table:table-cell>
              <table:table-cell office:value-type="float" office:value="NaN">
                <text:p>NaN</text:p>
              </table:table-cell>
              <table:table-cell office:value-type="float" office:value="29.928">
                <text:p>29.928</text:p>
              </table:table-cell>
              <table:table-cell office:value-type="float" office:value="34.727">
                <text:p>34.7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9cm" svg:y="0.0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10:'with-compiler-optimizations'.F14 'with-compiler-optimizations'.B9:'with-compiler-optimizations'.F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6.929">
                <text:p>6.929</text:p>
                <draw:g>
                  <svg:desc>'with-compiler-optimizations'.B10:'with-compiler-optimizations'.B14</svg:desc>
                </draw:g>
              </table:table-cell>
              <table:table-cell office:value-type="float" office:value="6.874">
                <text:p>6.874</text:p>
                <draw:g>
                  <svg:desc>'with-compiler-optimizations'.C10:'with-compiler-optimizations'.C14</svg:desc>
                </draw:g>
              </table:table-cell>
              <table:table-cell office:value-type="float" office:value="NaN">
                <text:p>NaN</text:p>
                <draw:g>
                  <svg:desc>'with-compiler-optimizations'.D10:'with-compiler-optimizations'.D14</svg:desc>
                </draw:g>
              </table:table-cell>
              <table:table-cell office:value-type="float" office:value="7.635">
                <text:p>7.635</text:p>
                <draw:g>
                  <svg:desc>'with-compiler-optimizations'.E10:'with-compiler-optimizations'.E14</svg:desc>
                </draw:g>
              </table:table-cell>
              <table:table-cell office:value-type="float" office:value="7.39">
                <text:p>7.39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43">
                <text:p>7.043</text:p>
              </table:table-cell>
              <table:table-cell office:value-type="float" office:value="137.195">
                <text:p>137.195</text:p>
              </table:table-cell>
              <table:table-cell office:value-type="float" office:value="230.526">
                <text:p>230.526</text:p>
              </table:table-cell>
              <table:table-cell office:value-type="float" office:value="96.081">
                <text:p>96.081</text:p>
              </table:table-cell>
              <table:table-cell office:value-type="float" office:value="170.836">
                <text:p>170.83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24">
                <text:p>34.624</text:p>
              </table:table-cell>
              <table:table-cell office:value-type="float" office:value="NaN">
                <text:p>NaN</text:p>
              </table:table-cell>
              <table:table-cell office:value-type="float" office:value="10.658">
                <text:p>10.658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7">
                <text:p>6.717</text:p>
              </table:table-cell>
              <table:table-cell office:value-type="float" office:value="611.592">
                <text:p>611.592</text:p>
              </table:table-cell>
              <table:table-cell office:value-type="float" office:value="833.234">
                <text:p>833.234</text:p>
              </table:table-cell>
              <table:table-cell office:value-type="float" office:value="59.83">
                <text:p>59.83</text:p>
              </table:table-cell>
              <table:table-cell office:value-type="float" office:value="57.115">
                <text:p>57.1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32">
                <text:p>34.632</text:p>
              </table:table-cell>
              <table:table-cell office:value-type="float" office:value="NaN">
                <text:p>NaN</text:p>
              </table:table-cell>
              <table:table-cell office:value-type="float" office:value="6.935">
                <text:p>6.935</text:p>
              </table:table-cell>
              <table:table-cell office:value-type="float" office:value="6.854">
                <text:p>6.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9cm" svg:y="0.0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17:'with-compiler-optimizations'.F21 'with-compiler-optimizations'.B16:'with-compiler-optimizations'.F16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424">
                <text:p>10.424</text:p>
                <draw:g>
                  <svg:desc>'with-compiler-optimizations'.B17:'with-compiler-optimizations'.B21</svg:desc>
                </draw:g>
              </table:table-cell>
              <table:table-cell office:value-type="float" office:value="10.388">
                <text:p>10.388</text:p>
                <draw:g>
                  <svg:desc>'with-compiler-optimizations'.C17:'with-compiler-optimizations'.C21</svg:desc>
                </draw:g>
              </table:table-cell>
              <table:table-cell office:value-type="float" office:value="NaN">
                <text:p>NaN</text:p>
                <draw:g>
                  <svg:desc>'with-compiler-optimizations'.D17:'with-compiler-optimizations'.D21</svg:desc>
                </draw:g>
              </table:table-cell>
              <table:table-cell office:value-type="float" office:value="11.358">
                <text:p>11.358</text:p>
                <draw:g>
                  <svg:desc>'with-compiler-optimizations'.E17:'with-compiler-optimizations'.E21</svg:desc>
                </draw:g>
              </table:table-cell>
              <table:table-cell office:value-type="float" office:value="12.34">
                <text:p>12.34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46">
                <text:p>16.546</text:p>
              </table:table-cell>
              <table:table-cell office:value-type="float" office:value="122.586">
                <text:p>122.586</text:p>
              </table:table-cell>
              <table:table-cell office:value-type="float" office:value="211.815">
                <text:p>211.815</text:p>
              </table:table-cell>
              <table:table-cell office:value-type="float" office:value="84.262">
                <text:p>84.262</text:p>
              </table:table-cell>
              <table:table-cell office:value-type="float" office:value="208.732">
                <text:p>208.73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376">
                <text:p>48.376</text:p>
              </table:table-cell>
              <table:table-cell office:value-type="float" office:value="NaN">
                <text:p>NaN</text:p>
              </table:table-cell>
              <table:table-cell office:value-type="float" office:value="53.286">
                <text:p>53.28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33">
                <text:p>10.233</text:p>
              </table:table-cell>
              <table:table-cell office:value-type="float" office:value="924.475">
                <text:p>924.475</text:p>
              </table:table-cell>
              <table:table-cell office:value-type="float" office:value="446.553">
                <text:p>446.553</text:p>
              </table:table-cell>
              <table:table-cell office:value-type="float" office:value="53.116">
                <text:p>53.116</text:p>
              </table:table-cell>
              <table:table-cell office:value-type="float" office:value="48.035">
                <text:p>48.0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965">
                <text:p>46.965</text:p>
              </table:table-cell>
              <table:table-cell office:value-type="float" office:value="NaN">
                <text:p>NaN</text:p>
              </table:table-cell>
              <table:table-cell office:value-type="float" office:value="8.711">
                <text:p>8.711</text:p>
              </table:table-cell>
              <table:table-cell office:value-type="float" office:value="8.725">
                <text:p>8.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24:'with-compiler-optimizations'.F28 'with-compiler-optimizations'.B23:'with-compiler-optimizations'.F23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5.009">
                <text:p>5.009</text:p>
                <draw:g>
                  <svg:desc>'with-compiler-optimizations'.B24:'with-compiler-optimizations'.B28</svg:desc>
                </draw:g>
              </table:table-cell>
              <table:table-cell office:value-type="float" office:value="5.599">
                <text:p>5.599</text:p>
                <draw:g>
                  <svg:desc>'with-compiler-optimizations'.C24:'with-compiler-optimizations'.C28</svg:desc>
                </draw:g>
              </table:table-cell>
              <table:table-cell office:value-type="float" office:value="NaN">
                <text:p>NaN</text:p>
                <draw:g>
                  <svg:desc>'with-compiler-optimizations'.D24:'with-compiler-optimizations'.D28</svg:desc>
                </draw:g>
              </table:table-cell>
              <table:table-cell office:value-type="float" office:value="7.001">
                <text:p>7.001</text:p>
                <draw:g>
                  <svg:desc>'with-compiler-optimizations'.E24:'with-compiler-optimizations'.E28</svg:desc>
                </draw:g>
              </table:table-cell>
              <table:table-cell office:value-type="float" office:value="6.949">
                <text:p>6.949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027">
                <text:p>60.027</text:p>
              </table:table-cell>
              <table:table-cell office:value-type="float" office:value="174.965">
                <text:p>174.965</text:p>
              </table:table-cell>
              <table:table-cell office:value-type="float" office:value="387.901">
                <text:p>387.901</text:p>
              </table:table-cell>
              <table:table-cell office:value-type="float" office:value="209.03">
                <text:p>209.03</text:p>
              </table:table-cell>
              <table:table-cell office:value-type="float" office:value="544.486">
                <text:p>544.48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2.129">
                <text:p>182.129</text:p>
              </table:table-cell>
              <table:table-cell office:value-type="float" office:value="NaN">
                <text:p>NaN</text:p>
              </table:table-cell>
              <table:table-cell office:value-type="float" office:value="12.038">
                <text:p>12.038</text:p>
              </table:table-cell>
              <table:table-cell office:value-type="float" office:value="13.624">
                <text:p>13.62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647">
                <text:p>46.647</text:p>
              </table:table-cell>
              <table:table-cell office:value-type="float" office:value="1063.204">
                <text:p>1063.204</text:p>
              </table:table-cell>
              <table:table-cell office:value-type="float" office:value="718.761">
                <text:p>718.761</text:p>
              </table:table-cell>
              <table:table-cell office:value-type="float" office:value="99.969">
                <text:p>99.969</text:p>
              </table:table-cell>
              <table:table-cell office:value-type="float" office:value="214.95">
                <text:p>214.9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77.992">
                <text:p>177.992</text:p>
              </table:table-cell>
              <table:table-cell office:value-type="float" office:value="NaN">
                <text:p>NaN</text:p>
              </table:table-cell>
              <table:table-cell office:value-type="float" office:value="7.604">
                <text:p>7.604</text:p>
              </table:table-cell>
              <table:table-cell office:value-type="float" office:value="7.547">
                <text:p>7.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9:'with-compiler-optimizations'.F43 'with-compiler-optimizations'.B38:'with-compiler-optimizations'.F38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71">
                <text:p>6.971</text:p>
                <draw:g>
                  <svg:desc>'with-compiler-optimizations'.B39:'with-compiler-optimizations'.B43</svg:desc>
                </draw:g>
              </table:table-cell>
              <table:table-cell office:value-type="float" office:value="6.998">
                <text:p>6.998</text:p>
                <draw:g>
                  <svg:desc>'with-compiler-optimizations'.C39:'with-compiler-optimizations'.C43</svg:desc>
                </draw:g>
              </table:table-cell>
              <table:table-cell office:value-type="float" office:value="NaN">
                <text:p>NaN</text:p>
                <draw:g>
                  <svg:desc>'with-compiler-optimizations'.D39:'with-compiler-optimizations'.D43</svg:desc>
                </draw:g>
              </table:table-cell>
              <table:table-cell office:value-type="float" office:value="11.473">
                <text:p>11.473</text:p>
                <draw:g>
                  <svg:desc>'with-compiler-optimizations'.E39:'with-compiler-optimizations'.E43</svg:desc>
                </draw:g>
              </table:table-cell>
              <table:table-cell office:value-type="float" office:value="8.998">
                <text:p>8.998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14">
                <text:p>7.014</text:p>
              </table:table-cell>
              <table:table-cell office:value-type="float" office:value="95.916">
                <text:p>95.916</text:p>
              </table:table-cell>
              <table:table-cell office:value-type="float" office:value="95.089">
                <text:p>95.089</text:p>
              </table:table-cell>
              <table:table-cell office:value-type="float" office:value="104.671">
                <text:p>104.671</text:p>
              </table:table-cell>
              <table:table-cell office:value-type="float" office:value="112.964">
                <text:p>112.9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4">
                <text:p>7.044</text:p>
              </table:table-cell>
              <table:table-cell office:value-type="float" office:value="NaN">
                <text:p>NaN</text:p>
              </table:table-cell>
              <table:table-cell office:value-type="float" office:value="12.04">
                <text:p>12.04</text:p>
              </table:table-cell>
              <table:table-cell office:value-type="float" office:value="11.531">
                <text:p>11.53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38">
                <text:p>7.138</text:p>
              </table:table-cell>
              <table:table-cell office:value-type="float" office:value="361.528">
                <text:p>361.528</text:p>
              </table:table-cell>
              <table:table-cell office:value-type="float" office:value="361.707">
                <text:p>361.707</text:p>
              </table:table-cell>
              <table:table-cell office:value-type="float" office:value="252.84">
                <text:p>252.84</text:p>
              </table:table-cell>
              <table:table-cell office:value-type="float" office:value="367.521">
                <text:p>367.5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126">
                <text:p>7.126</text:p>
              </table:table-cell>
              <table:table-cell office:value-type="float" office:value="NaN">
                <text:p>NaN</text:p>
              </table:table-cell>
              <table:table-cell office:value-type="float" office:value="8.755">
                <text:p>8.755</text:p>
              </table:table-cell>
              <table:table-cell office:value-type="float" office:value="8.072">
                <text:p>8.0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0.0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46:'with-compiler-optimizations'.F50 'with-compiler-optimizations'.B45:'with-compiler-optimizations'.F45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7.119">
                <text:p>7.119</text:p>
                <draw:g>
                  <svg:desc>'with-compiler-optimizations'.B46:'with-compiler-optimizations'.B50</svg:desc>
                </draw:g>
              </table:table-cell>
              <table:table-cell office:value-type="float" office:value="7.187">
                <text:p>7.187</text:p>
                <draw:g>
                  <svg:desc>'with-compiler-optimizations'.C46:'with-compiler-optimizations'.C50</svg:desc>
                </draw:g>
              </table:table-cell>
              <table:table-cell office:value-type="float" office:value="NaN">
                <text:p>NaN</text:p>
                <draw:g>
                  <svg:desc>'with-compiler-optimizations'.D46:'with-compiler-optimizations'.D50</svg:desc>
                </draw:g>
              </table:table-cell>
              <table:table-cell office:value-type="float" office:value="17.127">
                <text:p>17.127</text:p>
                <draw:g>
                  <svg:desc>'with-compiler-optimizations'.E46:'with-compiler-optimizations'.E50</svg:desc>
                </draw:g>
              </table:table-cell>
              <table:table-cell office:value-type="float" office:value="12.612">
                <text:p>12.612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95">
                <text:p>7.195</text:p>
              </table:table-cell>
              <table:table-cell office:value-type="float" office:value="149.545">
                <text:p>149.545</text:p>
              </table:table-cell>
              <table:table-cell office:value-type="float" office:value="245.981">
                <text:p>245.981</text:p>
              </table:table-cell>
              <table:table-cell office:value-type="float" office:value="231.6">
                <text:p>231.6</text:p>
              </table:table-cell>
              <table:table-cell office:value-type="float" office:value="224.899">
                <text:p>224.89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563">
                <text:p>48.563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12.789">
                <text:p>12.78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17">
                <text:p>7.117</text:p>
              </table:table-cell>
              <table:table-cell office:value-type="float" office:value="629.46">
                <text:p>629.46</text:p>
              </table:table-cell>
              <table:table-cell office:value-type="float" office:value="842.612">
                <text:p>842.612</text:p>
              </table:table-cell>
              <table:table-cell office:value-type="float" office:value="477.198">
                <text:p>477.198</text:p>
              </table:table-cell>
              <table:table-cell office:value-type="float" office:value="468.715">
                <text:p>468.7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463">
                <text:p>45.463</text:p>
              </table:table-cell>
              <table:table-cell office:value-type="float" office:value="NaN">
                <text:p>NaN</text:p>
              </table:table-cell>
              <table:table-cell office:value-type="float" office:value="8.629">
                <text:p>8.629</text:p>
              </table:table-cell>
              <table:table-cell office:value-type="float" office:value="8.193">
                <text:p>8.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0.0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53:'with-compiler-optimizations'.F57 'with-compiler-optimizations'.B52:'with-compiler-optimizations'.F5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11.339">
                <text:p>11.339</text:p>
                <draw:g>
                  <svg:desc>'with-compiler-optimizations'.B53:'with-compiler-optimizations'.B57</svg:desc>
                </draw:g>
              </table:table-cell>
              <table:table-cell office:value-type="float" office:value="11.31">
                <text:p>11.31</text:p>
                <draw:g>
                  <svg:desc>'with-compiler-optimizations'.C53:'with-compiler-optimizations'.C57</svg:desc>
                </draw:g>
              </table:table-cell>
              <table:table-cell office:value-type="float" office:value="NaN">
                <text:p>NaN</text:p>
                <draw:g>
                  <svg:desc>'with-compiler-optimizations'.D53:'with-compiler-optimizations'.D57</svg:desc>
                </draw:g>
              </table:table-cell>
              <table:table-cell office:value-type="float" office:value="106.047">
                <text:p>106.047</text:p>
                <draw:g>
                  <svg:desc>'with-compiler-optimizations'.E53:'with-compiler-optimizations'.E57</svg:desc>
                </draw:g>
              </table:table-cell>
              <table:table-cell office:value-type="float" office:value="102.554">
                <text:p>102.554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981">
                <text:p>16.981</text:p>
              </table:table-cell>
              <table:table-cell office:value-type="float" office:value="125.984">
                <text:p>125.984</text:p>
              </table:table-cell>
              <table:table-cell office:value-type="float" office:value="244.947">
                <text:p>244.947</text:p>
              </table:table-cell>
              <table:table-cell office:value-type="float" office:value="233.006">
                <text:p>233.006</text:p>
              </table:table-cell>
              <table:table-cell office:value-type="float" office:value="329.331">
                <text:p>329.33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9.588">
                <text:p>59.588</text:p>
              </table:table-cell>
              <table:table-cell office:value-type="float" office:value="NaN">
                <text:p>NaN</text:p>
              </table:table-cell>
              <table:table-cell office:value-type="float" office:value="103.973">
                <text:p>103.973</text:p>
              </table:table-cell>
              <table:table-cell office:value-type="float" office:value="107.203">
                <text:p>107.20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708">
                <text:p>10.708</text:p>
              </table:table-cell>
              <table:table-cell office:value-type="float" office:value="999.461">
                <text:p>999.461</text:p>
              </table:table-cell>
              <table:table-cell office:value-type="float" office:value="460.168">
                <text:p>460.168</text:p>
              </table:table-cell>
              <table:table-cell office:value-type="float" office:value="454.87">
                <text:p>454.87</text:p>
              </table:table-cell>
              <table:table-cell office:value-type="float" office:value="468.245">
                <text:p>468.24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8.519">
                <text:p>58.519</text:p>
              </table:table-cell>
              <table:table-cell office:value-type="float" office:value="NaN">
                <text:p>NaN</text:p>
              </table:table-cell>
              <table:table-cell office:value-type="float" office:value="49.056">
                <text:p>49.056</text:p>
              </table:table-cell>
              <table:table-cell office:value-type="float" office:value="48.823">
                <text:p>48.8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60:'with-compiler-optimizations'.F64 'with-compiler-optimizations'.B59:'with-compiler-optimizations'.F5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0:'with-compiler-optimizations'.A6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0:'with-compiler-optimizations'.B64" chart:label-cell-address="'with-compiler-optimizations'.B59:'with-compiler-optimizations'.B59" chart:class="chart:bar">
            <chart:data-point chart:repeated="5"/>
          </chart:series>
          <chart:series chart:style-name="ch10" chart:values-cell-range-address="'with-compiler-optimizations'.C60:'with-compiler-optimizations'.C64" chart:label-cell-address="'with-compiler-optimizations'.C59:'with-compiler-optimizations'.C59" chart:class="chart:bar">
            <chart:data-point chart:repeated="5"/>
          </chart:series>
          <chart:series chart:style-name="ch11" chart:values-cell-range-address="'with-compiler-optimizations'.D60:'with-compiler-optimizations'.D64" chart:label-cell-address="'with-compiler-optimizations'.D59:'with-compiler-optimizations'.D59" chart:class="chart:bar">
            <chart:data-point chart:repeated="5"/>
          </chart:series>
          <chart:series chart:style-name="ch12" chart:values-cell-range-address="'with-compiler-optimizations'.E60:'with-compiler-optimizations'.E64" chart:label-cell-address="'with-compiler-optimizations'.E59:'with-compiler-optimizations'.E59" chart:class="chart:bar">
            <chart:data-point chart:repeated="5"/>
          </chart:series>
          <chart:series chart:style-name="ch13" chart:values-cell-range-address="'with-compiler-optimizations'.F60:'with-compiler-optimizations'.F64" chart:label-cell-address="'with-compiler-optimizations'.F59:'with-compiler-optimizations'.F5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9:'with-compiler-optimizations'.B59</svg:desc>
                </draw:g>
              </table:table-cell>
              <table:table-cell office:value-type="string">
                <text:p>Scala</text:p>
                <draw:g>
                  <svg:desc>'with-compiler-optimizations'.C59:'with-compiler-optimizations'.C59</svg:desc>
                </draw:g>
              </table:table-cell>
              <table:table-cell office:value-type="string">
                <text:p>Scala-Strict</text:p>
                <draw:g>
                  <svg:desc>'with-compiler-optimizations'.D59:'with-compiler-optimizations'.D59</svg:desc>
                </draw:g>
              </table:table-cell>
              <table:table-cell office:value-type="string">
                <text:p>C#</text:p>
                <draw:g>
                  <svg:desc>'with-compiler-optimizations'.E59:'with-compiler-optimizations'.E59</svg:desc>
                </draw:g>
              </table:table-cell>
              <table:table-cell office:value-type="string">
                <text:p>F#</text:p>
                <draw:g>
                  <svg:desc>'with-compiler-optimizations'.F59:'with-compiler-optimizations'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0:'with-compiler-optimizations'.A64</svg:desc>
                </draw:g>
              </table:table-cell>
              <table:table-cell office:value-type="float" office:value="5.085">
                <text:p>5.085</text:p>
                <draw:g>
                  <svg:desc>'with-compiler-optimizations'.B60:'with-compiler-optimizations'.B64</svg:desc>
                </draw:g>
              </table:table-cell>
              <table:table-cell office:value-type="float" office:value="5.332">
                <text:p>5.332</text:p>
                <draw:g>
                  <svg:desc>'with-compiler-optimizations'.C60:'with-compiler-optimizations'.C64</svg:desc>
                </draw:g>
              </table:table-cell>
              <table:table-cell office:value-type="float" office:value="NaN">
                <text:p>NaN</text:p>
                <draw:g>
                  <svg:desc>'with-compiler-optimizations'.D60:'with-compiler-optimizations'.D64</svg:desc>
                </draw:g>
              </table:table-cell>
              <table:table-cell office:value-type="float" office:value="15.832">
                <text:p>15.832</text:p>
                <draw:g>
                  <svg:desc>'with-compiler-optimizations'.E60:'with-compiler-optimizations'.E64</svg:desc>
                </draw:g>
              </table:table-cell>
              <table:table-cell office:value-type="float" office:value="12.862">
                <text:p>12.862</text:p>
                <draw:g>
                  <svg:desc>'with-compiler-optimizations'.F60:'with-compiler-optimizations'.F6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0.105">
                <text:p>70.105</text:p>
              </table:table-cell>
              <table:table-cell office:value-type="float" office:value="182.663">
                <text:p>182.663</text:p>
              </table:table-cell>
              <table:table-cell office:value-type="float" office:value="431.442">
                <text:p>431.442</text:p>
              </table:table-cell>
              <table:table-cell office:value-type="float" office:value="325.179">
                <text:p>325.179</text:p>
              </table:table-cell>
              <table:table-cell office:value-type="float" office:value="562.094">
                <text:p>562.0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0.81">
                <text:p>200.81</text:p>
              </table:table-cell>
              <table:table-cell office:value-type="float" office:value="NaN">
                <text:p>NaN</text:p>
              </table:table-cell>
              <table:table-cell office:value-type="float" office:value="16.955">
                <text:p>16.955</text:p>
              </table:table-cell>
              <table:table-cell office:value-type="float" office:value="17.332">
                <text:p>17.3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455">
                <text:p>50.455</text:p>
              </table:table-cell>
              <table:table-cell office:value-type="float" office:value="1102.936">
                <text:p>1102.936</text:p>
              </table:table-cell>
              <table:table-cell office:value-type="float" office:value="838.728">
                <text:p>838.728</text:p>
              </table:table-cell>
              <table:table-cell office:value-type="float" office:value="293.545">
                <text:p>293.545</text:p>
              </table:table-cell>
              <table:table-cell office:value-type="float" office:value="536.664">
                <text:p>536.66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0.809">
                <text:p>210.809</text:p>
              </table:table-cell>
              <table:table-cell office:value-type="float" office:value="NaN">
                <text:p>NaN</text:p>
              </table:table-cell>
              <table:table-cell office:value-type="float" office:value="11.231">
                <text:p>11.231</text:p>
              </table:table-cell>
              <table:table-cell office:value-type="float" office:value="10.832">
                <text:p>10.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